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28.65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20.67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18.94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2mm"/>
    </style:style>
    <style:style style:name="co10" style:family="table-column">
      <style:table-column-properties fo:break-before="auto" style:column-width="27.16mm"/>
    </style:style>
    <style:style style:name="co11" style:family="table-column">
      <style:table-column-properties fo:break-before="auto" style:column-width="21.43mm"/>
    </style:style>
    <style:style style:name="co12" style:family="table-column">
      <style:table-column-properties fo:break-before="auto" style:column-width="25.42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7.09mm" fo:break-before="auto" style:use-optimal-row-height="false"/>
    </style:style>
    <style:style style:name="ro8" style:family="table-row">
      <style:table-row-properties style:row-height="14.23mm" fo:break-before="auto" style:use-optimal-row-height="false"/>
    </style:style>
    <style:style style:name="ro9" style:family="table-row">
      <style:table-row-properties style:row-height="7.02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7.55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order="none" fo:padding="0.71mm" style:rotation-align="none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1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3" table:default-cell-style-name="ce12"/>
        <table:table-column table:style-name="co6" table:number-columns-repeated="2" table:default-cell-style-name="ce12"/>
        <table:table-column table:style-name="co1" table:default-cell-style-name="ce12"/>
        <table:table-column table:style-name="co7" table:default-cell-style-name="ce12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3"/>
          <table:covered-table-cell table:style-name="ce56"/>
          <table:table-cell table:style-name="ce66" table:number-columns-repeated="1012"/>
        </table:table-row>
        <table:table-row table:style-name="ro2">
          <table:table-cell table:style-name="ce2"/>
          <table:table-cell table:style-name="ce14" table:number-columns-repeated="9"/>
          <table:table-cell table:style-name="ce52" office:value-type="string" calcext:value-type="string">
            <text:p><text:s text:c="10"/>單位：平方公里；個；戶；人；%</text:p>
          </table:table-cell>
          <table:table-cell table:style-name="ce57"/>
          <table:table-cell table:style-name="ce66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5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4" office:value-type="string" calcext:value-type="string">
            <text:p>鄉鎮</text:p>
          </table:table-cell>
          <table:table-cell table:style-name="ce32" office:value-type="string" calcext:value-type="string" table:number-columns-spanned="1" table:number-rows-spanned="2">
            <text:p>村里數</text:p>
          </table:table-cell>
          <table:table-cell table:style-name="ce32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2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39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2"/>
          <table:table-cell table:style-name="ce44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3" office:value-type="string" calcext:value-type="string">
            <text:p>人口密度 ( 每平</text:p>
          </table:table-cell>
          <table:table-cell table:style-name="ce58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6" office:value-type="string" calcext:value-type="string">
            <text:p>( 平方公里 )</text:p>
          </table:table-cell>
          <table:table-cell table:style-name="ce25" office:value-type="string" calcext:value-type="string">
            <text:p>市區數</text:p>
          </table:table-cell>
          <table:covered-table-cell table:number-columns-repeated="3" table:style-name="ce33"/>
          <table:table-cell table:style-name="ce32" office:value-type="string" calcext:value-type="string">
            <text:p>總<text:span text:style-name="T7">   </text:span><text:span text:style-name="T10">計</text:span></text:p>
          </table:table-cell>
          <table:table-cell table:style-name="ce32" office:value-type="string" calcext:value-type="string">
            <text:p>男</text:p>
          </table:table-cell>
          <table:table-cell table:style-name="ce39" office:value-type="string" calcext:value-type="string">
            <text:p>女</text:p>
          </table:table-cell>
          <table:table-cell table:style-name="ce45" office:value-type="string" calcext:value-type="string">
            <text:p>女子對男子數<text:span text:style-name="T7"> )</text:span></text:p>
          </table:table-cell>
          <table:table-cell table:style-name="ce54" office:value-type="string" calcext:value-type="string">
            <text:p>方公里人口數 )</text:p>
          </table:table-cell>
          <table:table-cell table:style-name="ce59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七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26" office:value-type="float" office:value="369" calcext:value-type="float">
            <text:p><text:s text:c="3"/>369</text:p>
          </table:table-cell>
          <table:table-cell table:style-name="ce26" office:value-type="float" office:value="7755" calcext:value-type="float">
            <text:p><text:s text:c="3"/>7,755</text:p>
          </table:table-cell>
          <table:table-cell table:style-name="ce26" office:value-type="float" office:value="143104" calcext:value-type="float">
            <text:p><text:s text:c="3"/>143,104</text:p>
          </table:table-cell>
          <table:table-cell table:style-name="ce28" office:value-type="float" office:value="6369768" calcext:value-type="float">
            <text:p><text:s text:c="3"/>6,369,768</text:p>
          </table:table-cell>
          <table:table-cell table:style-name="ce28" table:formula="of:=[.H5]+[.I5]" office:value-type="float" office:value="21928591" calcext:value-type="float">
            <text:p><text:s text:c="3"/>21,928,591</text:p>
          </table:table-cell>
          <table:table-cell table:style-name="ce26" office:value-type="float" office:value="11243408" calcext:value-type="float">
            <text:p><text:s text:c="3"/>11,243,408</text:p>
          </table:table-cell>
          <table:table-cell table:style-name="ce34" office:value-type="float" office:value="10685183" calcext:value-type="float">
            <text:p><text:s text:c="3"/>10,685,183</text:p>
          </table:table-cell>
          <table:table-cell table:style-name="ce46" table:formula="of:=ROUND([.H5]/[.I5]*100;0)" office:value-type="float" office:value="105" calcext:value-type="float">
            <text:p><text:s text:c="3"/>105</text:p>
          </table:table-cell>
          <table:table-cell table:style-name="ce46" table:formula="of:=ROUND([.G5]/[.B5];0)" office:value-type="float" office:value="606" calcext:value-type="float">
            <text:p><text:s text:c="3"/>606</text:p>
          </table:table-cell>
          <table:table-cell table:style-name="ce60" table:formula="of:=ROUND([.G5]/[.F5];2)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八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27" office:value-type="float" office:value="369" calcext:value-type="float">
            <text:p><text:s text:c="3"/>369</text:p>
          </table:table-cell>
          <table:table-cell table:style-name="ce27" office:value-type="float" office:value="7755" calcext:value-type="float">
            <text:p><text:s text:c="3"/>7,755</text:p>
          </table:table-cell>
          <table:table-cell table:style-name="ce27" office:value-type="float" office:value="143471" calcext:value-type="float">
            <text:p><text:s text:c="3"/>143,471</text:p>
          </table:table-cell>
          <table:table-cell table:style-name="ce37" office:value-type="float" office:value="6532466" calcext:value-type="float">
            <text:p><text:s text:c="3"/>6,532,466</text:p>
          </table:table-cell>
          <table:table-cell table:style-name="ce28" table:formula="of:=[.H6]+[.I6]" office:value-type="float" office:value="22092387" calcext:value-type="float">
            <text:p><text:s text:c="3"/>22,092,387</text:p>
          </table:table-cell>
          <table:table-cell table:style-name="ce43" office:value-type="float" office:value="11312728" calcext:value-type="float">
            <text:p><text:s text:c="3"/>11,312,728</text:p>
          </table:table-cell>
          <table:table-cell table:style-name="ce38" office:value-type="float" office:value="10779659" calcext:value-type="float">
            <text:p><text:s text:c="3"/>10,779,659</text:p>
          </table:table-cell>
          <table:table-cell table:style-name="ce46" table:formula="of:=ROUND([.H6]/[.I6]*100;0)" office:value-type="float" office:value="105" calcext:value-type="float">
            <text:p><text:s text:c="3"/>105</text:p>
          </table:table-cell>
          <table:table-cell table:style-name="ce46" table:formula="of:=ROUND([.G6]/[.B6];0)" office:value-type="float" office:value="610" calcext:value-type="float">
            <text:p><text:s text:c="3"/>610</text:p>
          </table:table-cell>
          <table:table-cell table:style-name="ce60" table:formula="of:=ROUND([.G6]/[.F6];2)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九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27" office:value-type="float" office:value="369" calcext:value-type="float">
            <text:p><text:s text:c="3"/>369</text:p>
          </table:table-cell>
          <table:table-cell table:style-name="ce27" office:value-type="float" office:value="7756" calcext:value-type="float">
            <text:p><text:s text:c="3"/>7,756</text:p>
          </table:table-cell>
          <table:table-cell table:style-name="ce27" office:value-type="float" office:value="144112" calcext:value-type="float">
            <text:p><text:s text:c="3"/>144,112</text:p>
          </table:table-cell>
          <table:table-cell table:style-name="ce38" office:value-type="float" office:value="6681685" calcext:value-type="float">
            <text:p><text:s text:c="3"/>6,681,685</text:p>
          </table:table-cell>
          <table:table-cell table:style-name="ce28" table:formula="of:=[.H7]+[.I7]" office:value-type="float" office:value="22276672" calcext:value-type="float">
            <text:p><text:s text:c="3"/>22,276,672</text:p>
          </table:table-cell>
          <table:table-cell table:style-name="ce43" office:value-type="float" office:value="11392050" calcext:value-type="float">
            <text:p><text:s text:c="3"/>11,392,050</text:p>
          </table:table-cell>
          <table:table-cell table:style-name="ce38" office:value-type="float" office:value="10884622" calcext:value-type="float">
            <text:p><text:s text:c="3"/>10,884,622</text:p>
          </table:table-cell>
          <table:table-cell table:style-name="ce46" table:formula="of:=ROUND([.H7]/[.I7]*100;0)" office:value-type="float" office:value="105" calcext:value-type="float">
            <text:p><text:s text:c="3"/>105</text:p>
          </table:table-cell>
          <table:table-cell table:style-name="ce46" table:formula="of:=ROUND([.G7]/[.B7];0)" office:value-type="float" office:value="616" calcext:value-type="float">
            <text:p><text:s text:c="3"/>616</text:p>
          </table:table-cell>
          <table:table-cell table:style-name="ce60" table:formula="of:=ROUND([.G7]/[.F7];2)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九　十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26" office:value-type="float" office:value="369" calcext:value-type="float">
            <text:p><text:s text:c="3"/>369</text:p>
          </table:table-cell>
          <table:table-cell table:style-name="ce26" office:value-type="float" office:value="7775" calcext:value-type="float">
            <text:p><text:s text:c="3"/>7,775</text:p>
          </table:table-cell>
          <table:table-cell table:style-name="ce34" office:value-type="float" office:value="145196" calcext:value-type="float">
            <text:p><text:s text:c="3"/>145,196</text:p>
          </table:table-cell>
          <table:table-cell table:style-name="ce26" office:value-type="float" office:value="6802281" calcext:value-type="float">
            <text:p><text:s text:c="3"/>6,802,281</text:p>
          </table:table-cell>
          <table:table-cell table:style-name="ce28" table:formula="of:=[.H8]+[.I8]" office:value-type="float" office:value="22405568" calcext:value-type="float">
            <text:p><text:s text:c="3"/>22,405,568</text:p>
          </table:table-cell>
          <table:table-cell table:style-name="ce26" office:value-type="float" office:value="11441651" calcext:value-type="float">
            <text:p><text:s text:c="3"/>11,441,651</text:p>
          </table:table-cell>
          <table:table-cell table:style-name="ce34" office:value-type="float" office:value="10963917" calcext:value-type="float">
            <text:p><text:s text:c="3"/>10,963,917</text:p>
          </table:table-cell>
          <table:table-cell table:style-name="ce46" table:formula="of:=ROUND([.H8]/[.I8]*100;0)" office:value-type="float" office:value="104" calcext:value-type="float">
            <text:p><text:s text:c="3"/>104</text:p>
          </table:table-cell>
          <table:table-cell table:style-name="ce46" table:formula="of:=ROUND([.G8]/[.B8];0)" office:value-type="float" office:value="619" calcext:value-type="float">
            <text:p><text:s text:c="3"/>619</text:p>
          </table:table-cell>
          <table:table-cell table:style-name="ce60" table:formula="of:=ROUND([.G8]/[.F8];2)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九十一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26" office:value-type="float" office:value="369" calcext:value-type="float">
            <text:p><text:s text:c="3"/>369</text:p>
          </table:table-cell>
          <table:table-cell table:style-name="ce26" office:value-type="float" office:value="7809" calcext:value-type="float">
            <text:p><text:s text:c="3"/>7,809</text:p>
          </table:table-cell>
          <table:table-cell table:style-name="ce34" office:value-type="float" office:value="146266" calcext:value-type="float">
            <text:p><text:s text:c="3"/>146,266</text:p>
          </table:table-cell>
          <table:table-cell table:style-name="ce26" office:value-type="float" office:value="6925019" calcext:value-type="float">
            <text:p><text:s text:c="3"/>6,925,019</text:p>
          </table:table-cell>
          <table:table-cell table:style-name="ce28" table:formula="of:=[.H9]+[.I9]" office:value-type="float" office:value="22520776" calcext:value-type="float">
            <text:p><text:s text:c="3"/>22,520,776</text:p>
          </table:table-cell>
          <table:table-cell table:style-name="ce26" office:value-type="float" office:value="11485409" calcext:value-type="float">
            <text:p><text:s text:c="3"/>11,485,409</text:p>
          </table:table-cell>
          <table:table-cell table:style-name="ce34" office:value-type="float" office:value="11035367" calcext:value-type="float">
            <text:p><text:s text:c="3"/>11,035,367</text:p>
          </table:table-cell>
          <table:table-cell table:style-name="ce46" table:formula="of:=ROUND([.H9]/[.I9]*100;0)" office:value-type="float" office:value="104" calcext:value-type="float">
            <text:p><text:s text:c="3"/>104</text:p>
          </table:table-cell>
          <table:table-cell table:style-name="ce46" table:formula="of:=ROUND([.G9]/[.B9];0)" office:value-type="float" office:value="622" calcext:value-type="float">
            <text:p><text:s text:c="3"/>622</text:p>
          </table:table-cell>
          <table:table-cell table:style-name="ce60" table:formula="of:=ROUND([.G9]/[.F9];2)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二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6" office:value-type="float" office:value="369" calcext:value-type="float">
            <text:p><text:s text:c="3"/>369</text:p>
          </table:table-cell>
          <table:table-cell table:style-name="ce26" office:value-type="float" office:value="7809" calcext:value-type="float">
            <text:p><text:s text:c="3"/>7,809</text:p>
          </table:table-cell>
          <table:table-cell table:style-name="ce26" office:value-type="float" office:value="145971" calcext:value-type="float">
            <text:p><text:s text:c="3"/>145,971</text:p>
          </table:table-cell>
          <table:table-cell table:style-name="ce26" office:value-type="float" office:value="7047168" calcext:value-type="float">
            <text:p><text:s text:c="3"/>7,047,168</text:p>
          </table:table-cell>
          <table:table-cell table:style-name="ce26" table:formula="of:=[.H10]+[.I10]" office:value-type="float" office:value="22604550" calcext:value-type="float">
            <text:p><text:s text:c="3"/>22,604,550</text:p>
          </table:table-cell>
          <table:table-cell table:style-name="ce26" office:value-type="float" office:value="11515062" calcext:value-type="float">
            <text:p><text:s text:c="3"/>11,515,062</text:p>
          </table:table-cell>
          <table:table-cell table:style-name="ce26" office:value-type="float" office:value="11089488" calcext:value-type="float">
            <text:p><text:s text:c="3"/>11,089,488</text:p>
          </table:table-cell>
          <table:table-cell table:style-name="ce47" table:formula="of:=ROUND([.H10]/[.I10]*100;0)" office:value-type="float" office:value="104" calcext:value-type="float">
            <text:p><text:s text:c="3"/>104</text:p>
          </table:table-cell>
          <table:table-cell table:style-name="ce47" table:formula="of:=ROUND([.G10]/[.B10];0)" office:value-type="float" office:value="625" calcext:value-type="float">
            <text:p><text:s text:c="3"/>625</text:p>
          </table:table-cell>
          <table:table-cell table:style-name="ce61" table:formula="of:=ROUND([.G10]/[.F10];2)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九十三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10" calcext:value-type="float">
            <text:p><text:s text:c="3"/>7,810</text:p>
          </table:table-cell>
          <table:table-cell table:style-name="ce28" office:value-type="float" office:value="146225" calcext:value-type="float">
            <text:p><text:s text:c="3"/>146,225</text:p>
          </table:table-cell>
          <table:table-cell table:style-name="ce28" office:value-type="float" office:value="7179943" calcext:value-type="float">
            <text:p><text:s text:c="3"/>7,179,943</text:p>
          </table:table-cell>
          <table:table-cell table:style-name="ce28" table:formula="of:=[.H11]+[.I11]" office:value-type="float" office:value="22689122" calcext:value-type="float">
            <text:p><text:s text:c="3"/>22,689,122</text:p>
          </table:table-cell>
          <table:table-cell table:style-name="ce28" office:value-type="float" office:value="11541585" calcext:value-type="float">
            <text:p><text:s text:c="3"/>11,541,585</text:p>
          </table:table-cell>
          <table:table-cell table:style-name="ce28" office:value-type="float" office:value="11147537" calcext:value-type="float">
            <text:p><text:s text:c="3"/>11,147,537</text:p>
          </table:table-cell>
          <table:table-cell table:style-name="ce48" table:formula="of:=ROUND([.H11]/[.I11]*100;0)" office:value-type="float" office:value="104" calcext:value-type="float">
            <text:p><text:s text:c="3"/>104</text:p>
          </table:table-cell>
          <table:table-cell table:style-name="ce48" table:formula="of:=ROUND([.G11]/[.B11];0)" office:value-type="float" office:value="627" calcext:value-type="float">
            <text:p><text:s text:c="3"/>627</text:p>
          </table:table-cell>
          <table:table-cell table:style-name="ce62" table:formula="of:=ROUND([.G11]/[.F11];2)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四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6" office:value-type="float" office:value="368" calcext:value-type="float">
            <text:p><text:s text:c="3"/>368</text:p>
          </table:table-cell>
          <table:table-cell table:style-name="ce26" office:value-type="float" office:value="7833" calcext:value-type="float">
            <text:p><text:s text:c="3"/>7,833</text:p>
          </table:table-cell>
          <table:table-cell table:style-name="ce26" office:value-type="float" office:value="146967" calcext:value-type="float">
            <text:p><text:s text:c="3"/>146,967</text:p>
          </table:table-cell>
          <table:table-cell table:style-name="ce26" office:value-type="float" office:value="7292879" calcext:value-type="float">
            <text:p><text:s text:c="3"/>7,292,879</text:p>
          </table:table-cell>
          <table:table-cell table:style-name="ce28" table:formula="of:=[.H12]+[.I12]" office:value-type="float" office:value="22770383" calcext:value-type="float">
            <text:p><text:s text:c="3"/>22,770,383</text:p>
          </table:table-cell>
          <table:table-cell table:style-name="ce26" office:value-type="float" office:value="11562440" calcext:value-type="float">
            <text:p><text:s text:c="3"/>11,562,440</text:p>
          </table:table-cell>
          <table:table-cell table:style-name="ce26" office:value-type="float" office:value="11207943" calcext:value-type="float">
            <text:p><text:s text:c="3"/>11,207,943</text:p>
          </table:table-cell>
          <table:table-cell table:style-name="ce48" table:formula="of:=ROUND([.H12]/[.I12]*100;0)" office:value-type="float" office:value="103" calcext:value-type="float">
            <text:p><text:s text:c="3"/>103</text:p>
          </table:table-cell>
          <table:table-cell table:style-name="ce48" table:formula="of:=ROUND([.G12]/[.B12];0)" office:value-type="float" office:value="629" calcext:value-type="float">
            <text:p><text:s text:c="3"/>629</text:p>
          </table:table-cell>
          <table:table-cell table:style-name="ce62" table:formula="of:=ROUND([.G12]/[.F12];2)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五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6" office:value-type="float" office:value="368" calcext:value-type="float">
            <text:p><text:s text:c="3"/>368</text:p>
          </table:table-cell>
          <table:table-cell table:style-name="ce26" office:value-type="float" office:value="7828" calcext:value-type="float">
            <text:p><text:s text:c="3"/>7,828</text:p>
          </table:table-cell>
          <table:table-cell table:style-name="ce26" office:value-type="float" office:value="147134" calcext:value-type="float">
            <text:p><text:s text:c="3"/>147,134</text:p>
          </table:table-cell>
          <table:table-cell table:style-name="ce26" office:value-type="float" office:value="7394758" calcext:value-type="float">
            <text:p><text:s text:c="3"/>7,394,758</text:p>
          </table:table-cell>
          <table:table-cell table:style-name="ce28" table:formula="of:=[.H13]+[.I13]" office:value-type="float" office:value="22876527" calcext:value-type="float">
            <text:p><text:s text:c="3"/>22,876,527</text:p>
          </table:table-cell>
          <table:table-cell table:style-name="ce26" office:value-type="float" office:value="11591707" calcext:value-type="float">
            <text:p><text:s text:c="3"/>11,591,707</text:p>
          </table:table-cell>
          <table:table-cell table:style-name="ce26" office:value-type="float" office:value="11284820" calcext:value-type="float">
            <text:p><text:s text:c="3"/>11,284,820</text:p>
          </table:table-cell>
          <table:table-cell table:style-name="ce49" table:formula="of:=ROUND([.H13]/[.I13]*100;0)" office:value-type="float" office:value="103" calcext:value-type="float">
            <text:p><text:s text:c="3"/>103</text:p>
          </table:table-cell>
          <table:table-cell table:style-name="ce49" table:formula="of:=ROUND([.G13]/[.B13];0)" office:value-type="float" office:value="632" calcext:value-type="float">
            <text:p><text:s text:c="3"/>632</text:p>
          </table:table-cell>
          <table:table-cell table:style-name="ce61" table:formula="of:=ROUND([.G13]/[.F13];2)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六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26" office:value-type="float" office:value="368" calcext:value-type="float">
            <text:p><text:s text:c="3"/>368</text:p>
          </table:table-cell>
          <table:table-cell table:style-name="ce26" office:value-type="float" office:value="7826" calcext:value-type="float">
            <text:p><text:s text:c="3"/>7,826</text:p>
          </table:table-cell>
          <table:table-cell table:style-name="ce26" office:value-type="float" office:value="147342" calcext:value-type="float">
            <text:p><text:s text:c="3"/>147,342</text:p>
          </table:table-cell>
          <table:table-cell table:style-name="ce26" office:value-type="float" office:value="7512449" calcext:value-type="float">
            <text:p><text:s text:c="3"/>7,512,449</text:p>
          </table:table-cell>
          <table:table-cell table:style-name="ce28" table:formula="of:=[.H14]+[.I14]" office:value-type="float" office:value="22958360" calcext:value-type="float">
            <text:p><text:s text:c="3"/>22,958,360</text:p>
          </table:table-cell>
          <table:table-cell table:style-name="ce26" office:value-type="float" office:value="11608767" calcext:value-type="float">
            <text:p><text:s text:c="3"/>11,608,767</text:p>
          </table:table-cell>
          <table:table-cell table:style-name="ce26" office:value-type="float" office:value="11349593" calcext:value-type="float">
            <text:p><text:s text:c="3"/>11,349,593</text:p>
          </table:table-cell>
          <table:table-cell table:style-name="ce49" table:formula="of:=ROUND([.H14]/[.I14]*100;0)" office:value-type="float" office:value="102" calcext:value-type="float">
            <text:p><text:s text:c="3"/>102</text:p>
          </table:table-cell>
          <table:table-cell table:style-name="ce49" table:formula="of:=ROUND([.G14]/[.B14];0)" office:value-type="float" office:value="634" calcext:value-type="float">
            <text:p><text:s text:c="3"/>634</text:p>
          </table:table-cell>
          <table:table-cell table:style-name="ce61" table:formula="of:=ROUND([.G14]/[.F14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七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26" office:value-type="float" office:value="368" calcext:value-type="float">
            <text:p><text:s text:c="3"/>368</text:p>
          </table:table-cell>
          <table:table-cell table:style-name="ce26" office:value-type="float" office:value="7827" calcext:value-type="float">
            <text:p><text:s text:c="3"/>7,827</text:p>
          </table:table-cell>
          <table:table-cell table:style-name="ce26" office:value-type="float" office:value="147591" calcext:value-type="float">
            <text:p><text:s text:c="3"/>147,591</text:p>
          </table:table-cell>
          <table:table-cell table:style-name="ce26" office:value-type="float" office:value="7655772" calcext:value-type="float">
            <text:p><text:s text:c="3"/>7,655,772</text:p>
          </table:table-cell>
          <table:table-cell table:style-name="ce28" office:value-type="float" office:value="23037031" calcext:value-type="float">
            <text:p><text:s text:c="3"/>23,037,031</text:p>
          </table:table-cell>
          <table:table-cell table:style-name="ce26" office:value-type="float" office:value="11626351" calcext:value-type="float">
            <text:p><text:s text:c="3"/>11,626,351</text:p>
          </table:table-cell>
          <table:table-cell table:style-name="ce26" office:value-type="float" office:value="11410680" calcext:value-type="float">
            <text:p><text:s text:c="3"/>11,410,680</text:p>
          </table:table-cell>
          <table:table-cell table:style-name="ce49" office:value-type="float" office:value="102" calcext:value-type="float">
            <text:p><text:s text:c="3"/>102</text:p>
          </table:table-cell>
          <table:table-cell table:style-name="ce49" office:value-type="float" office:value="637" calcext:value-type="float">
            <text:p><text:s text:c="3"/>637</text:p>
          </table:table-cell>
          <table:table-cell table:style-name="ce61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一 <text:s text:c="2"/>月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27" calcext:value-type="float">
            <text:p><text:s text:c="3"/>7,827</text:p>
          </table:table-cell>
          <table:table-cell table:style-name="ce29" office:value-type="float" office:value="147421" calcext:value-type="float">
            <text:p><text:s text:c="3"/>147,421</text:p>
          </table:table-cell>
          <table:table-cell table:style-name="ce29" office:value-type="float" office:value="7518561" calcext:value-type="float">
            <text:p><text:s text:c="3"/>7,518,561</text:p>
          </table:table-cell>
          <table:table-cell table:style-name="ce40" table:formula="of:=[.H16]+[.I16]" office:value-type="float" office:value="22966459" calcext:value-type="float">
            <text:p><text:s text:c="3"/>22,966,459</text:p>
          </table:table-cell>
          <table:table-cell table:style-name="ce29" office:value-type="float" office:value="11611026" calcext:value-type="float">
            <text:p><text:s text:c="3"/>11,611,026</text:p>
          </table:table-cell>
          <table:table-cell table:style-name="ce29" office:value-type="float" office:value="11355433" calcext:value-type="float">
            <text:p><text:s text:c="3"/>11,355,433</text:p>
          </table:table-cell>
          <table:table-cell table:style-name="ce50" table:formula="of:=ROUND([.H16]/[.I16]*100;0)" office:value-type="float" office:value="102" calcext:value-type="float">
            <text:p><text:s text:c="3"/>102</text:p>
          </table:table-cell>
          <table:table-cell table:style-name="ce50" table:formula="of:=ROUND([.G16]/[.B16];0)" office:value-type="float" office:value="635" calcext:value-type="float">
            <text:p><text:s text:c="3"/>635</text:p>
          </table:table-cell>
          <table:table-cell table:style-name="ce63" table:formula="of:=ROUND([.G16]/[.F16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6">
          <table:table-cell table:style-name="ce7" office:value-type="string" calcext:value-type="string">
            <text:p>二 <text:s text:c="2"/>月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27" calcext:value-type="float">
            <text:p><text:s text:c="3"/>7,827</text:p>
          </table:table-cell>
          <table:table-cell table:style-name="ce29" office:value-type="float" office:value="147421" calcext:value-type="float">
            <text:p><text:s text:c="3"/>147,421</text:p>
          </table:table-cell>
          <table:table-cell table:style-name="ce29" office:value-type="float" office:value="7524090" calcext:value-type="float">
            <text:p><text:s text:c="3"/>7,524,090</text:p>
          </table:table-cell>
          <table:table-cell table:style-name="ce40" table:formula="of:=[.H17]+[.I17]" office:value-type="float" office:value="22973622" calcext:value-type="float">
            <text:p><text:s text:c="3"/>22,973,622</text:p>
          </table:table-cell>
          <table:table-cell table:style-name="ce29" office:value-type="float" office:value="11612755" calcext:value-type="float">
            <text:p><text:s text:c="3"/>11,612,755</text:p>
          </table:table-cell>
          <table:table-cell table:style-name="ce29" office:value-type="float" office:value="11360867" calcext:value-type="float">
            <text:p><text:s text:c="3"/>11,360,867</text:p>
          </table:table-cell>
          <table:table-cell table:style-name="ce50" table:formula="of:=ROUND([.H17]/[.I17]*100;0)" office:value-type="float" office:value="102" calcext:value-type="float">
            <text:p><text:s text:c="3"/>102</text:p>
          </table:table-cell>
          <table:table-cell table:style-name="ce50" table:formula="of:=ROUND([.G17]/[.B17];0)" office:value-type="float" office:value="635" calcext:value-type="float">
            <text:p><text:s text:c="3"/>635</text:p>
          </table:table-cell>
          <table:table-cell table:style-name="ce63" table:formula="of:=ROUND([.G17]/[.F17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三 <text:s text:c="2"/>月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27" calcext:value-type="float">
            <text:p><text:s text:c="3"/>7,827</text:p>
          </table:table-cell>
          <table:table-cell table:style-name="ce29" office:value-type="float" office:value="147422" calcext:value-type="float">
            <text:p><text:s text:c="3"/>147,422</text:p>
          </table:table-cell>
          <table:table-cell table:style-name="ce29" office:value-type="float" office:value="7532951" calcext:value-type="float">
            <text:p><text:s text:c="3"/>7,532,951</text:p>
          </table:table-cell>
          <table:table-cell table:style-name="ce40" table:formula="of:=[.H18]+[.I18]" office:value-type="float" office:value="22978800" calcext:value-type="float">
            <text:p><text:s text:c="3"/>22,978,800</text:p>
          </table:table-cell>
          <table:table-cell table:style-name="ce29" office:value-type="float" office:value="11613325" calcext:value-type="float">
            <text:p><text:s text:c="3"/>11,613,325</text:p>
          </table:table-cell>
          <table:table-cell table:style-name="ce29" office:value-type="float" office:value="11365475" calcext:value-type="float">
            <text:p><text:s text:c="3"/>11,365,475</text:p>
          </table:table-cell>
          <table:table-cell table:style-name="ce50" table:formula="of:=ROUND([.H18]/[.I18]*100;0)" office:value-type="float" office:value="102" calcext:value-type="float">
            <text:p><text:s text:c="3"/>102</text:p>
          </table:table-cell>
          <table:table-cell table:style-name="ce50" table:formula="of:=ROUND([.G18]/[.B18];0)" office:value-type="float" office:value="635" calcext:value-type="float">
            <text:p><text:s text:c="3"/>635</text:p>
          </table:table-cell>
          <table:table-cell table:style-name="ce63" table:formula="of:=ROUND([.G18]/[.F18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四 <text:s text:c="2"/>月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27" calcext:value-type="float">
            <text:p><text:s text:c="3"/>7,827</text:p>
          </table:table-cell>
          <table:table-cell table:style-name="ce29" office:value-type="float" office:value="147490" calcext:value-type="float">
            <text:p><text:s text:c="3"/>147,490</text:p>
          </table:table-cell>
          <table:table-cell table:style-name="ce29" office:value-type="float" office:value="7545954" calcext:value-type="float">
            <text:p><text:s text:c="3"/>7,545,954</text:p>
          </table:table-cell>
          <table:table-cell table:style-name="ce40" table:formula="of:=[.H19]+[.I19]" office:value-type="float" office:value="22983286" calcext:value-type="float">
            <text:p><text:s text:c="3"/>22,983,286</text:p>
          </table:table-cell>
          <table:table-cell table:style-name="ce29" office:value-type="float" office:value="11613900" calcext:value-type="float">
            <text:p><text:s text:c="3"/>11,613,900</text:p>
          </table:table-cell>
          <table:table-cell table:style-name="ce29" office:value-type="float" office:value="11369386" calcext:value-type="float">
            <text:p><text:s text:c="3"/>11,369,386</text:p>
          </table:table-cell>
          <table:table-cell table:style-name="ce50" table:formula="of:=ROUND([.H19]/[.I19]*100;0)" office:value-type="float" office:value="102" calcext:value-type="float">
            <text:p><text:s text:c="3"/>102</text:p>
          </table:table-cell>
          <table:table-cell table:style-name="ce50" table:formula="of:=ROUND([.G19]/[.B19];0)" office:value-type="float" office:value="635" calcext:value-type="float">
            <text:p><text:s text:c="3"/>635</text:p>
          </table:table-cell>
          <table:table-cell table:style-name="ce63" table:formula="of:=ROUND([.G19]/[.F19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五 <text:s text:c="2"/>月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27" calcext:value-type="float">
            <text:p><text:s text:c="3"/>7,827</text:p>
          </table:table-cell>
          <table:table-cell table:style-name="ce29" office:value-type="float" office:value="147516" calcext:value-type="float">
            <text:p><text:s text:c="3"/>147,516</text:p>
          </table:table-cell>
          <table:table-cell table:style-name="ce29" office:value-type="float" office:value="7561422" calcext:value-type="float">
            <text:p><text:s text:c="3"/>7,561,422</text:p>
          </table:table-cell>
          <table:table-cell table:style-name="ce40" table:formula="of:=[.H20]+[.I20]" office:value-type="float" office:value="22988428" calcext:value-type="float">
            <text:p><text:s text:c="3"/>22,988,428</text:p>
          </table:table-cell>
          <table:table-cell table:style-name="ce29" office:value-type="float" office:value="11614850" calcext:value-type="float">
            <text:p><text:s text:c="3"/>11,614,850</text:p>
          </table:table-cell>
          <table:table-cell table:style-name="ce29" office:value-type="float" office:value="11373578" calcext:value-type="float">
            <text:p><text:s text:c="3"/>11,373,578</text:p>
          </table:table-cell>
          <table:table-cell table:style-name="ce50" table:formula="of:=ROUND([.H20]/[.I20]*100;0)" office:value-type="float" office:value="102" calcext:value-type="float">
            <text:p><text:s text:c="3"/>102</text:p>
          </table:table-cell>
          <table:table-cell table:style-name="ce50" table:formula="of:=ROUND([.G20]/[.B20];0)" office:value-type="float" office:value="635" calcext:value-type="float">
            <text:p><text:s text:c="3"/>635</text:p>
          </table:table-cell>
          <table:table-cell table:style-name="ce63" table:formula="of:=ROUND([.G20]/[.F20];2)" office:value-type="float" office:value="3.04" calcext:value-type="float">
            <text:p><text:s text:c="3"/>3.0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六 <text:s text:c="2"/>月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27" calcext:value-type="float">
            <text:p><text:s text:c="3"/>7,827</text:p>
          </table:table-cell>
          <table:table-cell table:style-name="ce29" office:value-type="float" office:value="147519" calcext:value-type="float">
            <text:p><text:s text:c="3"/>147,519</text:p>
          </table:table-cell>
          <table:table-cell table:style-name="ce29" office:value-type="float" office:value="7576211" calcext:value-type="float">
            <text:p><text:s text:c="3"/>7,576,211</text:p>
          </table:table-cell>
          <table:table-cell table:style-name="ce40" table:formula="of:=[.H21]+[.I21]" office:value-type="float" office:value="22994262" calcext:value-type="float">
            <text:p><text:s text:c="3"/>22,994,262</text:p>
          </table:table-cell>
          <table:table-cell table:style-name="ce29" office:value-type="float" office:value="11615910" calcext:value-type="float">
            <text:p><text:s text:c="3"/>11,615,910</text:p>
          </table:table-cell>
          <table:table-cell table:style-name="ce29" office:value-type="float" office:value="11378352" calcext:value-type="float">
            <text:p><text:s text:c="3"/>11,378,352</text:p>
          </table:table-cell>
          <table:table-cell table:style-name="ce50" table:formula="of:=ROUND([.H21]/[.I21]*100;0)" office:value-type="float" office:value="102" calcext:value-type="float">
            <text:p><text:s text:c="3"/>102</text:p>
          </table:table-cell>
          <table:table-cell table:style-name="ce50" table:formula="of:=ROUND([.G21]/[.B21];0)" office:value-type="float" office:value="635" calcext:value-type="float">
            <text:p><text:s text:c="3"/>635</text:p>
          </table:table-cell>
          <table:table-cell table:style-name="ce63" table:formula="of:=ROUND([.G21]/[.F21];2)" office:value-type="float" office:value="3.04" calcext:value-type="float">
            <text:p><text:s text:c="3"/>3.0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七 <text:s text:c="2"/>月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27" calcext:value-type="float">
            <text:p><text:s text:c="3"/>7,827</text:p>
          </table:table-cell>
          <table:table-cell table:style-name="ce29" office:value-type="float" office:value="147572" calcext:value-type="float">
            <text:p><text:s text:c="3"/>147,572</text:p>
          </table:table-cell>
          <table:table-cell table:style-name="ce29" office:value-type="float" office:value="7591500" calcext:value-type="float">
            <text:p><text:s text:c="3"/>7,591,500</text:p>
          </table:table-cell>
          <table:table-cell table:style-name="ce40" table:formula="of:=[.H22]+[.I22]" office:value-type="float" office:value="23000827" calcext:value-type="float">
            <text:p><text:s text:c="3"/>23,000,827</text:p>
          </table:table-cell>
          <table:table-cell table:style-name="ce29" office:value-type="float" office:value="11617437" calcext:value-type="float">
            <text:p><text:s text:c="3"/>11,617,437</text:p>
          </table:table-cell>
          <table:table-cell table:style-name="ce29" office:value-type="float" office:value="11383390" calcext:value-type="float">
            <text:p><text:s text:c="3"/>11,383,390</text:p>
          </table:table-cell>
          <table:table-cell table:style-name="ce50" table:formula="of:=ROUND([.H22]/[.I22]*100;0)" office:value-type="float" office:value="102" calcext:value-type="float">
            <text:p><text:s text:c="3"/>102</text:p>
          </table:table-cell>
          <table:table-cell table:style-name="ce50" table:formula="of:=ROUND([.G22]/[.B22];0)" office:value-type="float" office:value="636" calcext:value-type="float">
            <text:p><text:s text:c="3"/>636</text:p>
          </table:table-cell>
          <table:table-cell table:style-name="ce63" table:formula="of:=ROUND([.G22]/[.F22];2)" office:value-type="float" office:value="3.03" calcext:value-type="float">
            <text:p><text:s text:c="3"/>3.0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八 <text:s text:c="2"/>月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27" calcext:value-type="float">
            <text:p><text:s text:c="3"/>7,827</text:p>
          </table:table-cell>
          <table:table-cell table:style-name="ce29" office:value-type="float" office:value="147576" calcext:value-type="float">
            <text:p><text:s text:c="3"/>147,576</text:p>
          </table:table-cell>
          <table:table-cell table:style-name="ce29" office:value-type="float" office:value="7608242" calcext:value-type="float">
            <text:p><text:s text:c="3"/>7,608,242</text:p>
          </table:table-cell>
          <table:table-cell table:style-name="ce40" table:formula="of:=[.H23]+[.I23]" office:value-type="float" office:value="23005067" calcext:value-type="float">
            <text:p><text:s text:c="3"/>23,005,067</text:p>
          </table:table-cell>
          <table:table-cell table:style-name="ce29" office:value-type="float" office:value="11618020" calcext:value-type="float">
            <text:p><text:s text:c="3"/>11,618,020</text:p>
          </table:table-cell>
          <table:table-cell table:style-name="ce29" office:value-type="float" office:value="11387047" calcext:value-type="float">
            <text:p><text:s text:c="3"/>11,387,047</text:p>
          </table:table-cell>
          <table:table-cell table:style-name="ce50" table:formula="of:=ROUND([.H23]/[.I23]*100;0)" office:value-type="float" office:value="102" calcext:value-type="float">
            <text:p><text:s text:c="3"/>102</text:p>
          </table:table-cell>
          <table:table-cell table:style-name="ce50" table:formula="of:=ROUND([.G23]/[.B23];0)" office:value-type="float" office:value="636" calcext:value-type="float">
            <text:p><text:s text:c="3"/>636</text:p>
          </table:table-cell>
          <table:table-cell table:style-name="ce63" table:formula="of:=ROUND([.G23]/[.F23];2)" office:value-type="float" office:value="3.02" calcext:value-type="float">
            <text:p><text:s text:c="3"/>3.02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九 <text:s text:c="2"/>月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27" calcext:value-type="float">
            <text:p><text:s text:c="3"/>7,827</text:p>
          </table:table-cell>
          <table:table-cell table:style-name="ce29" office:value-type="float" office:value="147579" calcext:value-type="float">
            <text:p><text:s text:c="3"/>147,579</text:p>
          </table:table-cell>
          <table:table-cell table:style-name="ce29" office:value-type="float" office:value="7630590" calcext:value-type="float">
            <text:p><text:s text:c="3"/>7,630,590</text:p>
          </table:table-cell>
          <table:table-cell table:style-name="ce40" table:formula="of:=[.H24]+[.I24]" office:value-type="float" office:value="23007737" calcext:value-type="float">
            <text:p><text:s text:c="3"/>23,007,737</text:p>
          </table:table-cell>
          <table:table-cell table:style-name="ce29" office:value-type="float" office:value="11617921" calcext:value-type="float">
            <text:p><text:s text:c="3"/>11,617,921</text:p>
          </table:table-cell>
          <table:table-cell table:style-name="ce29" office:value-type="float" office:value="11389816" calcext:value-type="float">
            <text:p><text:s text:c="3"/>11,389,816</text:p>
          </table:table-cell>
          <table:table-cell table:style-name="ce50" table:formula="of:=ROUND([.H24]/[.I24]*100;0)" office:value-type="float" office:value="102" calcext:value-type="float">
            <text:p><text:s text:c="3"/>102</text:p>
          </table:table-cell>
          <table:table-cell table:style-name="ce50" table:formula="of:=ROUND([.G24]/[.B24];0)" office:value-type="float" office:value="636" calcext:value-type="float">
            <text:p><text:s text:c="3"/>636</text:p>
          </table:table-cell>
          <table:table-cell table:style-name="ce63" table:formula="of:=ROUND([.G24]/[.F24];2)" office:value-type="float" office:value="3.02" calcext:value-type="float">
            <text:p><text:s text:c="3"/>3.02</text:p>
          </table:table-cell>
          <table:table-cell table:style-name="ce67"/>
          <table:table-cell table:number-columns-repeated="1011"/>
        </table:table-row>
        <table:table-row table:style-name="ro4">
          <table:table-cell table:style-name="ce7" office:value-type="string" calcext:value-type="string">
            <text:p>十 <text:s text:c="2"/>月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27" calcext:value-type="float">
            <text:p><text:s text:c="3"/>7,827</text:p>
          </table:table-cell>
          <table:table-cell table:style-name="ce29" office:value-type="float" office:value="147595" calcext:value-type="float">
            <text:p><text:s text:c="3"/>147,595</text:p>
          </table:table-cell>
          <table:table-cell table:style-name="ce29" office:value-type="float" office:value="7637756" calcext:value-type="float">
            <text:p><text:s text:c="3"/>7,637,756</text:p>
          </table:table-cell>
          <table:table-cell table:style-name="ce40" table:formula="of:=[.H25]+[.I25]" office:value-type="float" office:value="23016257" calcext:value-type="float">
            <text:p><text:s text:c="3"/>23,016,257</text:p>
          </table:table-cell>
          <table:table-cell table:style-name="ce29" office:value-type="float" office:value="11620114" calcext:value-type="float">
            <text:p><text:s text:c="3"/>11,620,114</text:p>
          </table:table-cell>
          <table:table-cell table:style-name="ce29" office:value-type="float" office:value="11396143" calcext:value-type="float">
            <text:p><text:s text:c="3"/>11,396,143</text:p>
          </table:table-cell>
          <table:table-cell table:style-name="ce50" table:formula="of:=ROUND([.H25]/[.I25]*100;0)" office:value-type="float" office:value="102" calcext:value-type="float">
            <text:p><text:s text:c="3"/>102</text:p>
          </table:table-cell>
          <table:table-cell table:style-name="ce50" table:formula="of:=ROUND([.G25]/[.B25];0)" office:value-type="float" office:value="636" calcext:value-type="float">
            <text:p><text:s text:c="3"/>636</text:p>
          </table:table-cell>
          <table:table-cell table:style-name="ce63" table:formula="of:=ROUND([.G25]/[.F25];2)" office:value-type="float" office:value="3.01" calcext:value-type="float">
            <text:p><text:s text:c="3"/>3.01</text:p>
          </table:table-cell>
          <table:table-cell table:style-name="ce67"/>
          <table:table-cell table:number-columns-repeated="1011"/>
        </table:table-row>
        <table:table-row table:style-name="ro4">
          <table:table-cell table:style-name="ce7" office:value-type="string" calcext:value-type="string">
            <text:p>十一月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27" calcext:value-type="float">
            <text:p><text:s text:c="3"/>7,827</text:p>
          </table:table-cell>
          <table:table-cell table:style-name="ce29" office:value-type="float" office:value="147595" calcext:value-type="float">
            <text:p><text:s text:c="3"/>147,595</text:p>
          </table:table-cell>
          <table:table-cell table:style-name="ce29" office:value-type="float" office:value="7651722" calcext:value-type="float">
            <text:p><text:s text:c="3"/>7,651,722</text:p>
          </table:table-cell>
          <table:table-cell table:style-name="ce40" table:formula="of:=[.H26]+[.I26]" office:value-type="float" office:value="23027672" calcext:value-type="float">
            <text:p><text:s text:c="3"/>23,027,672</text:p>
          </table:table-cell>
          <table:table-cell table:style-name="ce29" office:value-type="float" office:value="11624013" calcext:value-type="float">
            <text:p><text:s text:c="3"/>11,624,013</text:p>
          </table:table-cell>
          <table:table-cell table:style-name="ce29" office:value-type="float" office:value="11403659" calcext:value-type="float">
            <text:p><text:s text:c="3"/>11,403,659</text:p>
          </table:table-cell>
          <table:table-cell table:style-name="ce50" table:formula="of:=ROUND([.H26]/[.I26]*100;0)" office:value-type="float" office:value="102" calcext:value-type="float">
            <text:p><text:s text:c="3"/>102</text:p>
          </table:table-cell>
          <table:table-cell table:style-name="ce50" table:formula="of:=ROUND([.G26]/[.B26];0)" office:value-type="float" office:value="636" calcext:value-type="float">
            <text:p><text:s text:c="3"/>636</text:p>
          </table:table-cell>
          <table:table-cell table:style-name="ce63" table:formula="of:=ROUND([.G26]/[.F26];2)" office:value-type="float" office:value="3.01" calcext:value-type="float">
            <text:p><text:s text:c="3"/>3.01</text:p>
          </table:table-cell>
          <table:table-cell table:style-name="ce67"/>
          <table:table-cell table:number-columns-repeated="1011"/>
        </table:table-row>
        <table:table-row table:style-name="ro7">
          <table:table-cell table:style-name="ce7" office:value-type="string" calcext:value-type="string">
            <text:p>十二月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27" calcext:value-type="float">
            <text:p><text:s text:c="3"/>7,827</text:p>
          </table:table-cell>
          <table:table-cell table:style-name="ce35" office:value-type="float" office:value="147591" calcext:value-type="float">
            <text:p><text:s text:c="3"/>147,591</text:p>
          </table:table-cell>
          <table:table-cell table:style-name="ce29" office:value-type="float" office:value="7655772" calcext:value-type="float">
            <text:p><text:s text:c="3"/>7,655,772</text:p>
          </table:table-cell>
          <table:table-cell table:style-name="ce40" table:formula="of:=[.H27]+[.I27]" office:value-type="float" office:value="23037031" calcext:value-type="float">
            <text:p><text:s text:c="3"/>23,037,031</text:p>
          </table:table-cell>
          <table:table-cell table:style-name="ce29" office:value-type="float" office:value="11626351" calcext:value-type="float">
            <text:p><text:s text:c="3"/>11,626,351</text:p>
          </table:table-cell>
          <table:table-cell table:style-name="ce29" office:value-type="float" office:value="11410680" calcext:value-type="float">
            <text:p><text:s text:c="3"/>11,410,680</text:p>
          </table:table-cell>
          <table:table-cell table:style-name="ce50" table:formula="of:=ROUND([.H27]/[.I27]*100;0)" office:value-type="float" office:value="102" calcext:value-type="float">
            <text:p><text:s text:c="3"/>102</text:p>
          </table:table-cell>
          <table:table-cell table:style-name="ce50" table:formula="of:=ROUND([.G27]/[.B27];0)" office:value-type="float" office:value="637" calcext:value-type="float">
            <text:p><text:s text:c="3"/>637</text:p>
          </table:table-cell>
          <table:table-cell table:style-name="ce63" table:formula="of:=ROUND([.G27]/[.F27];2)" office:value-type="float" office:value="3.01" calcext:value-type="float">
            <text:p><text:s text:c="3"/>3.01</text:p>
          </table:table-cell>
          <table:table-cell table:style-name="ce67"/>
          <table:table-cell table:number-columns-repeated="1011"/>
        </table:table-row>
        <table:table-row table:style-name="ro7">
          <table:table-cell table:style-name="ce6" office:value-type="string" calcext:value-type="string">
            <text:p>九十八年</text:p>
          </table:table-cell>
          <table:table-cell table:style-name="ce19"/>
          <table:table-cell table:style-name="ce29" table:number-columns-repeated="2"/>
          <table:table-cell table:style-name="ce35"/>
          <table:table-cell table:style-name="ce29"/>
          <table:table-cell table:style-name="ce40"/>
          <table:table-cell table:style-name="ce29" table:number-columns-repeated="2"/>
          <table:table-cell table:style-name="ce50" table:number-columns-repeated="2"/>
          <table:table-cell table:style-name="ce63"/>
          <table:table-cell table:style-name="ce67"/>
          <table:table-cell table:number-columns-repeated="1011"/>
        </table:table-row>
        <table:table-row table:style-name="ro5">
          <table:table-cell table:style-name="ce8" office:value-type="string" calcext:value-type="string">
            <text:p>一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7" calcext:value-type="float">
            <text:p><text:s text:c="3"/>7,827</text:p>
          </table:table-cell>
          <table:table-cell table:style-name="ce36" office:value-type="float" office:value="147625" calcext:value-type="float">
            <text:p><text:s text:c="3"/>147,625</text:p>
          </table:table-cell>
          <table:table-cell table:style-name="ce30" office:value-type="float" office:value="7657870" calcext:value-type="float">
            <text:p><text:s text:c="3"/>7,657,870</text:p>
          </table:table-cell>
          <table:table-cell table:style-name="ce41" table:formula="of:=[.H29]+[.I29]" office:value-type="float" office:value="23046177" calcext:value-type="float">
            <text:p><text:s text:c="3"/>23,046,177</text:p>
          </table:table-cell>
          <table:table-cell table:style-name="ce30" office:value-type="float" office:value="11627353" calcext:value-type="float">
            <text:p><text:s text:c="3"/>11,627,353</text:p>
          </table:table-cell>
          <table:table-cell table:style-name="ce30" office:value-type="float" office:value="11418824" calcext:value-type="float">
            <text:p><text:s text:c="3"/>11,418,824</text:p>
          </table:table-cell>
          <table:table-cell table:style-name="ce51" table:formula="of:=ROUND([.H29]/[.I29]*100;0)" office:value-type="float" office:value="102" calcext:value-type="float">
            <text:p><text:s text:c="3"/>102</text:p>
          </table:table-cell>
          <table:table-cell table:style-name="ce51" table:formula="of:=ROUND([.G29]/[.B29];0)" office:value-type="float" office:value="637" calcext:value-type="float">
            <text:p><text:s text:c="3"/>637</text:p>
          </table:table-cell>
          <table:table-cell table:style-name="ce63" table:formula="of:=ROUND([.G29]/[.F29];2)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8">
          <table:table-cell table:style-name="ce9" office:value-type="string" calcext:value-type="string">
            <text:p>較上年同月　　増減<text:span text:style-name="T2"> (%) </text:span><text:span text:style-name="T3">△</text:span></text:p>
          </table:table-cell>
          <table:table-cell table:style-name="ce21" table:formula="of:=([.B29]-[.B16])/[.B16]*100" office:value-type="float" office:value="0" calcext:value-type="float">
            <text:p>－</text:p>
          </table:table-cell>
          <table:table-cell table:style-name="ce21" table:formula="of:=([.C29]-[.C16])/[.C16]*100" office:value-type="float" office:value="0" calcext:value-type="float">
            <text:p>－</text:p>
          </table:table-cell>
          <table:table-cell table:style-name="ce21" table:formula="of:=([.D29]-[.D16])/[.D16]*100" office:value-type="float" office:value="0" calcext:value-type="float">
            <text:p>－</text:p>
          </table:table-cell>
          <table:table-cell table:style-name="ce21" table:formula="of:=([.E29]-[.E16])/[.E16]*100" office:value-type="float" office:value="0.138379199706962" calcext:value-type="float">
            <text:p><text:s/>0.14</text:p>
          </table:table-cell>
          <table:table-cell table:style-name="ce21" table:formula="of:=([.F29]-[.F16])/[.F16]*100" office:value-type="float" office:value="1.8528678559634" calcext:value-type="float">
            <text:p><text:s/>1.85</text:p>
          </table:table-cell>
          <table:table-cell table:style-name="ce21" table:formula="of:=([.G29]-[.G16])/[.G16]*100" office:value-type="float" office:value="0.347106186460873" calcext:value-type="float">
            <text:p><text:s/>0.35</text:p>
          </table:table-cell>
          <table:table-cell table:style-name="ce21" table:formula="of:=([.H29]-[.H16])/[.H16]*100" office:value-type="float" office:value="0.140616341742754" calcext:value-type="float">
            <text:p><text:s/>0.14</text:p>
          </table:table-cell>
          <table:table-cell table:style-name="ce21" table:formula="of:=([.I29]-[.I16])/[.I16]*100" office:value-type="float" office:value="0.558243793961886" calcext:value-type="float">
            <text:p><text:s/>0.56</text:p>
          </table:table-cell>
          <table:table-cell table:style-name="ce21" table:formula="of:=([.J29]-[.J16])/[.J16]*100" office:value-type="float" office:value="0" calcext:value-type="float">
            <text:p>－</text:p>
          </table:table-cell>
          <table:table-cell table:style-name="ce21" table:formula="of:=([.K29]-[.K16])/[.K16]*100" office:value-type="float" office:value="0.31496062992126" calcext:value-type="float">
            <text:p><text:s/>0.31</text:p>
          </table:table-cell>
          <table:table-cell table:style-name="ce64" table:formula="of:=([.L29]-[.L16])/[.L16]*100" office:value-type="float" office:value="-1.31147540983607" calcext:value-type="float">
            <text:p><text:s text:c="3"/>－1.31</text:p>
          </table:table-cell>
          <table:table-cell table:style-name="ce68"/>
          <table:table-cell table:number-columns-repeated="1011"/>
        </table:table-row>
        <table:table-row table:style-name="ro8">
          <table:table-cell table:style-name="ce10" office:value-type="string" calcext:value-type="string">
            <text:p>較本年上月　　増減<text:span text:style-name="T2"> (%) </text:span><text:span text:style-name="T3">△</text:span></text:p>
          </table:table-cell>
          <table:table-cell table:style-name="ce22" table:formula="of:=([.B29]-[.B27])/[.B27]*100" office:value-type="float" office:value="0" calcext:value-type="float">
            <text:p>－</text:p>
          </table:table-cell>
          <table:table-cell table:style-name="ce22" table:formula="of:=([.C29]-[.C27])/[.C27]*100" office:value-type="float" office:value="0" calcext:value-type="float">
            <text:p>－</text:p>
          </table:table-cell>
          <table:table-cell table:style-name="ce22" table:formula="of:=([.D29]-[.D27])/[.D27]*100" office:value-type="float" office:value="0" calcext:value-type="float">
            <text:p>－</text:p>
          </table:table-cell>
          <table:table-cell table:style-name="ce22" table:formula="of:=([.E29]-[.E27])/[.E27]*100" office:value-type="float" office:value="0.0230366350251709" calcext:value-type="float">
            <text:p><text:s/>0.02</text:p>
          </table:table-cell>
          <table:table-cell table:style-name="ce22" table:formula="of:=([.F29]-[.F27])/[.F27]*100" office:value-type="float" office:value="0.0274041598939989" calcext:value-type="float">
            <text:p><text:s/>0.03</text:p>
          </table:table-cell>
          <table:table-cell table:style-name="ce22" table:formula="of:=([.G29]-[.G27])/[.G27]*100" office:value-type="float" office:value="0.039701296577671" calcext:value-type="float">
            <text:p><text:s/>0.04</text:p>
          </table:table-cell>
          <table:table-cell table:style-name="ce22" table:formula="of:=([.H29]-[.H27])/[.H27]*100" office:value-type="float" office:value="0.00861835325632264" calcext:value-type="float">
            <text:p><text:s/>0.01</text:p>
          </table:table-cell>
          <table:table-cell table:style-name="ce22" table:formula="of:=([.I29]-[.I27])/[.I27]*100" office:value-type="float" office:value="0.071371732447146" calcext:value-type="float">
            <text:p><text:s/>0.07</text:p>
          </table:table-cell>
          <table:table-cell table:style-name="ce22" table:formula="of:=([.J29]-[.J27])/[.J27]*100" office:value-type="float" office:value="0" calcext:value-type="float">
            <text:p>－</text:p>
          </table:table-cell>
          <table:table-cell table:style-name="ce22" table:formula="of:=([.K29]-[.K27])/[.K27]*100" office:value-type="float" office:value="0" calcext:value-type="float">
            <text:p>－</text:p>
          </table:table-cell>
          <table:table-cell table:style-name="ce65" table:formula="of:=([.L29]-[.L27])/[.L27]*100" office:value-type="float" office:value="0" calcext:value-type="float">
            <text:p>－</text:p>
          </table:table-cell>
          <table:table-cell table:number-columns-repeated="1012"/>
        </table:table-row>
        <table:table-row table:style-name="ro9">
          <table:table-cell table:style-name="ce11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3"/>
          <table:table-cell table:style-name="ce31" table:number-columns-repeated="6"/>
          <table:table-cell table:number-columns-repeated="2"/>
          <table:table-cell table:style-name="ce55" table:number-columns-spanned="2" table:number-rows-spanned="1"/>
          <table:covered-table-cell table:style-name="ce55"/>
          <table:table-cell table:number-columns-repeated="1012"/>
        </table:table-row>
        <table:table-row table:style-name="ro10" table:number-rows-repeated="104854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9" table:default-cell-style-name="ce12"/>
        <table:table-column table:style-name="co10" table:default-cell-style-name="ce12"/>
        <table:table-column table:style-name="co3" table:number-columns-repeated="3" table:default-cell-style-name="ce12"/>
        <table:table-column table:style-name="co11" table:default-cell-style-name="ce12"/>
        <table:table-column table:style-name="co12" table:number-columns-repeated="3" table:default-cell-style-name="ce12"/>
        <table:table-column table:style-name="co6" table:number-columns-repeated="2" table:default-cell-style-name="ce12"/>
        <table:table-column table:style-name="co1" table:default-cell-style-name="ce12"/>
        <table:table-column table:style-name="co8" table:number-columns-repeated="1012" table:default-cell-style-name="Default"/>
        <table:table-row table:style-name="ro1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3"/>
          <table:covered-table-cell table:style-name="ce56"/>
          <table:table-cell table:style-name="ce66" table:number-columns-repeated="1012"/>
        </table:table-row>
        <table:table-row table:style-name="ro12">
          <table:table-cell table:style-name="ce69" office:value-type="string" office:string-value=" 中 華 民 國 98 年 1 月 底" calcext:value-type="string" table:number-columns-spanned="12" table:number-rows-spanned="1">
            <text:p><text:s text:c="2"/>中 華 民 國 98 年 1 月 底 </text:p>
          </table:table-cell>
          <table:covered-table-cell table:number-columns-repeated="10" table:style-name="ce76"/>
          <table:covered-table-cell table:style-name="ce93"/>
          <table:table-cell table:style-name="ce66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5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4" office:value-type="string" calcext:value-type="string">
            <text:p>鄉鎮</text:p>
          </table:table-cell>
          <table:table-cell table:style-name="ce32" office:value-type="string" calcext:value-type="string" table:number-columns-spanned="1" table:number-rows-spanned="2">
            <text:p>村里數</text:p>
          </table:table-cell>
          <table:table-cell table:style-name="ce32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2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39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2"/>
          <table:table-cell table:style-name="ce44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3" office:value-type="string" calcext:value-type="string">
            <text:p>人口密度 ( 每平</text:p>
          </table:table-cell>
          <table:table-cell table:style-name="ce58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6" office:value-type="string" calcext:value-type="string">
            <text:p>( 平方公里 )</text:p>
          </table:table-cell>
          <table:table-cell table:style-name="ce25" office:value-type="string" calcext:value-type="string">
            <text:p>市區數</text:p>
          </table:table-cell>
          <table:covered-table-cell table:number-columns-repeated="3" table:style-name="ce33"/>
          <table:table-cell table:style-name="ce32" office:value-type="string" calcext:value-type="string">
            <text:p>總<text:span text:style-name="T7">   </text:span><text:span text:style-name="T10">計</text:span></text:p>
          </table:table-cell>
          <table:table-cell table:style-name="ce32" office:value-type="string" calcext:value-type="string">
            <text:p>男</text:p>
          </table:table-cell>
          <table:table-cell table:style-name="ce39" office:value-type="string" calcext:value-type="string">
            <text:p>女</text:p>
          </table:table-cell>
          <table:table-cell table:style-name="ce45" office:value-type="string" calcext:value-type="string">
            <text:p>女子對男子數<text:span text:style-name="T7"> )</text:span></text:p>
          </table:table-cell>
          <table:table-cell table:style-name="ce54" office:value-type="string" calcext:value-type="string">
            <text:p>方公里人口數 )</text:p>
          </table:table-cell>
          <table:table-cell table:style-name="ce94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70" office:value-type="string" calcext:value-type="string">
            <text:p>總 <text:s text:c="6"/>計</text:p>
          </table:table-cell>
          <table:table-cell table:style-name="ce77" table:formula="of:=[.B6]+[.B31]+[.B34]+[.B35]" office:value-type="float" office:value="36189.505" calcext:value-type="float">
            <text:p><text:s text:c="3"/>36,189.5050</text:p>
          </table:table-cell>
          <table:table-cell table:style-name="ce26" table:formula="of:=[.C6]+[.C31]" office:value-type="float" office:value="368" calcext:value-type="float">
            <text:p><text:s text:c="3"/>368</text:p>
          </table:table-cell>
          <table:table-cell table:style-name="ce26" table:formula="of:=[.D6]+[.D31]" office:value-type="float" office:value="7827" calcext:value-type="float">
            <text:p><text:s text:c="3"/>7,827</text:p>
          </table:table-cell>
          <table:table-cell table:style-name="ce85" table:formula="of:=[.E6]+[.E31]" office:value-type="float" office:value="147625" calcext:value-type="float">
            <text:p><text:s text:c="3"/>147,625</text:p>
          </table:table-cell>
          <table:table-cell table:style-name="ce28" table:formula="of:=[.F6]+[.F31]" office:value-type="float" office:value="7657870" calcext:value-type="float">
            <text:p><text:s text:c="3"/>7,657,870</text:p>
          </table:table-cell>
          <table:table-cell table:style-name="ce28" table:formula="of:=[.G6]+[.G31]" office:value-type="float" office:value="23046177" calcext:value-type="float">
            <text:p><text:s text:c="3"/>23,046,177</text:p>
          </table:table-cell>
          <table:table-cell table:style-name="ce26" table:formula="of:=[.H6]+[.H31]" office:value-type="float" office:value="11627353" calcext:value-type="float">
            <text:p><text:s text:c="3"/>11,627,353</text:p>
          </table:table-cell>
          <table:table-cell table:style-name="ce34" table:formula="of:=[.I6]+[.I31]" office:value-type="float" office:value="11418824" calcext:value-type="float">
            <text:p><text:s text:c="3"/>11,418,824</text:p>
          </table:table-cell>
          <table:table-cell table:style-name="ce88" table:formula="of:=[.H5]/[.I5]*100" office:value-type="float" office:value="101.826186304299" calcext:value-type="float">
            <text:p><text:s/>102 </text:p>
          </table:table-cell>
          <table:table-cell table:style-name="ce88" table:formula="of:=[.G5]/[.B5]" office:value-type="float" office:value="636.819348592914" calcext:value-type="float">
            <text:p><text:s/>637 </text:p>
          </table:table-cell>
          <table:table-cell table:style-name="ce95" table:formula="of:=[.G5]/[.F5]" office:value-type="float" office:value="3.00947613370297" calcext:value-type="float">
            <text:p><text:s/>3.01 </text:p>
          </table:table-cell>
          <table:table-cell table:number-columns-repeated="1012"/>
        </table:table-row>
        <table:table-row table:style-name="ro13">
          <table:table-cell table:style-name="ce70" office:value-type="string" calcext:value-type="string">
            <text:p>臺灣地區</text:p>
          </table:table-cell>
          <table:table-cell table:style-name="ce78" table:formula="of:=[.B7]+[.B29]+[.B30]" office:value-type="float" office:value="36006.1794" calcext:value-type="float">
            <text:p><text:s text:c="3"/>36,006.1794</text:p>
          </table:table-cell>
          <table:table-cell table:style-name="ce27" table:formula="of:=[.C7]+[.C29]+[.C30]" office:value-type="float" office:value="358" calcext:value-type="float">
            <text:p><text:s text:c="3"/>358</text:p>
          </table:table-cell>
          <table:table-cell table:style-name="ce27" table:formula="of:=[.D7]+[.D29]+[.D30]" office:value-type="float" office:value="7768" calcext:value-type="float">
            <text:p><text:s text:c="3"/>7,768</text:p>
          </table:table-cell>
          <table:table-cell table:style-name="ce27" table:formula="of:=[.E7]+[.E29]+[.E30]" office:value-type="float" office:value="146732" calcext:value-type="float">
            <text:p><text:s text:c="3"/>146,732</text:p>
          </table:table-cell>
          <table:table-cell table:style-name="ce37" table:formula="of:=[.F7]+[.F29]+[.F30]" office:value-type="float" office:value="7625844" calcext:value-type="float">
            <text:p><text:s text:c="3"/>7,625,844</text:p>
          </table:table-cell>
          <table:table-cell table:style-name="ce37" table:formula="of:=[.G7]+[.G29]+[.G30]" office:value-type="float" office:value="22951586" calcext:value-type="float">
            <text:p><text:s text:c="3"/>22,951,586</text:p>
          </table:table-cell>
          <table:table-cell table:style-name="ce27" table:formula="of:=[.H7]+[.H29]+[.H30]" office:value-type="float" office:value="11576977" calcext:value-type="float">
            <text:p><text:s text:c="3"/>11,576,977</text:p>
          </table:table-cell>
          <table:table-cell table:style-name="ce87" table:formula="of:=[.I7]+[.I29]+[.I30]" office:value-type="float" office:value="11374609" calcext:value-type="float">
            <text:p><text:s text:c="3"/>11,374,609</text:p>
          </table:table-cell>
          <table:table-cell table:style-name="ce88" table:formula="of:=[.H6]/[.I6]*100" office:value-type="float" office:value="101.779120495483" calcext:value-type="float">
            <text:p><text:s/>102 </text:p>
          </table:table-cell>
          <table:table-cell table:style-name="ce88" table:formula="of:=[.G6]/[.B6]" office:value-type="float" office:value="637.434639899617" calcext:value-type="float">
            <text:p><text:s/>637 </text:p>
          </table:table-cell>
          <table:table-cell table:style-name="ce95" table:formula="of:=[.G6]/[.F6]" office:value-type="float" office:value="3.00971092511203" calcext:value-type="float">
            <text:p><text:s/>3.01 </text:p>
          </table:table-cell>
          <table:table-cell table:number-columns-repeated="1012"/>
        </table:table-row>
        <table:table-row table:style-name="ro13">
          <table:table-cell table:style-name="ce71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78" table:formula="of:=SUM([.B8:.B28])" office:value-type="float" office:value="35580.787" calcext:value-type="float">
            <text:p><text:s text:c="3"/>35,580.7870</text:p>
          </table:table-cell>
          <table:table-cell table:style-name="ce27" table:formula="of:=SUM([.C8:.C28])" office:value-type="float" office:value="335" calcext:value-type="float">
            <text:p><text:s text:c="3"/>335</text:p>
          </table:table-cell>
          <table:table-cell table:style-name="ce27" table:formula="of:=SUM([.D8:.D28])" office:value-type="float" office:value="6860" calcext:value-type="float">
            <text:p><text:s text:c="3"/>6,860</text:p>
          </table:table-cell>
          <table:table-cell table:style-name="ce27" table:formula="of:=SUM([.E8:.E28])" office:value-type="float" office:value="128804" calcext:value-type="float">
            <text:p><text:s text:c="3"/>128,804</text:p>
          </table:table-cell>
          <table:table-cell table:style-name="ce37" table:formula="of:=SUM([.F8:.F28])" office:value-type="float" office:value="6096657" calcext:value-type="float">
            <text:p><text:s text:c="3"/>6,096,657</text:p>
          </table:table-cell>
          <table:table-cell table:style-name="ce37" table:formula="of:=SUM([.G8:.G28])" office:value-type="float" office:value="18803500" calcext:value-type="float">
            <text:p><text:s text:c="3"/>18,803,500</text:p>
          </table:table-cell>
          <table:table-cell table:style-name="ce27" table:formula="of:=SUM([.H8:.H28])" office:value-type="float" office:value="9549519" calcext:value-type="float">
            <text:p><text:s text:c="3"/>9,549,519</text:p>
          </table:table-cell>
          <table:table-cell table:style-name="ce87" table:formula="of:=SUM([.I8:.I28])" office:value-type="float" office:value="9253981" calcext:value-type="float">
            <text:p><text:s text:c="3"/>9,253,981</text:p>
          </table:table-cell>
          <table:table-cell table:style-name="ce88" table:formula="of:=[.H7]/[.I7]*100" office:value-type="float" office:value="103.193630935702" calcext:value-type="float">
            <text:p><text:s/>103 </text:p>
          </table:table-cell>
          <table:table-cell table:style-name="ce88" table:formula="of:=[.G7]/[.B7]" office:value-type="float" office:value="528.473414598727" calcext:value-type="float">
            <text:p><text:s/>528 </text:p>
          </table:table-cell>
          <table:table-cell table:style-name="ce95" table:formula="of:=[.G7]/[.F7]" office:value-type="float" office:value="3.0842312434503" calcext:value-type="float">
            <text:p><text:s/>3.08 </text:p>
          </table:table-cell>
          <table:table-cell table:number-columns-repeated="1012"/>
        </table:table-row>
        <table:table-row table:style-name="ro1">
          <table:table-cell table:style-name="ce72" office:value-type="string" calcext:value-type="string">
            <text:p>臺北縣</text:p>
          </table:table-cell>
          <table:table-cell table:style-name="ce79" office:value-type="float" office:value="2052.5667" calcext:value-type="float">
            <text:p><text:s text:c="3"/>2,052.5667</text:p>
          </table:table-cell>
          <table:table-cell table:style-name="ce29" office:value-type="float" office:value="29" calcext:value-type="float">
            <text:p><text:s text:c="3"/>29</text:p>
          </table:table-cell>
          <table:table-cell table:style-name="ce29" office:value-type="float" office:value="1017" calcext:value-type="float">
            <text:p><text:s text:c="3"/>1,017</text:p>
          </table:table-cell>
          <table:table-cell table:style-name="ce29" office:value-type="float" office:value="21698" calcext:value-type="float">
            <text:p><text:s text:c="3"/>21,698</text:p>
          </table:table-cell>
          <table:table-cell table:style-name="ce29" office:value-type="float" office:value="1340934" calcext:value-type="float">
            <text:p><text:s text:c="3"/>1,340,934</text:p>
          </table:table-cell>
          <table:table-cell table:style-name="ce29" table:formula="of:=[.H8]+[.I8]" office:value-type="float" office:value="3837077" calcext:value-type="float">
            <text:p><text:s text:c="3"/>3,837,077</text:p>
          </table:table-cell>
          <table:table-cell table:style-name="ce29" office:value-type="float" office:value="1914241" calcext:value-type="float">
            <text:p><text:s text:c="3"/>1,914,241</text:p>
          </table:table-cell>
          <table:table-cell table:style-name="ce29" office:value-type="float" office:value="1922836" calcext:value-type="float">
            <text:p><text:s text:c="3"/>1,922,836</text:p>
          </table:table-cell>
          <table:table-cell table:style-name="ce89" table:formula="of:=[.H8]/[.I8]*100" office:value-type="float" office:value="99.5530040003412" calcext:value-type="float">
            <text:p><text:s/>100 </text:p>
          </table:table-cell>
          <table:table-cell table:style-name="ce89" table:formula="of:=[.G8]/[.B8]" office:value-type="float" office:value="1869.40429268389" calcext:value-type="float">
            <text:p><text:s/>1,869 </text:p>
          </table:table-cell>
          <table:table-cell table:style-name="ce96" table:formula="of:=[.G8]/[.F8]" office:value-type="float" office:value="2.86149579323069" calcext:value-type="float">
            <text:p><text:s/>2.86 </text:p>
          </table:table-cell>
          <table:table-cell table:number-columns-repeated="1012"/>
        </table:table-row>
        <table:table-row table:style-name="ro13">
          <table:table-cell table:style-name="ce72" office:value-type="string" calcext:value-type="string">
            <text:p>宜蘭縣</text:p>
          </table:table-cell>
          <table:table-cell table:style-name="ce79" office:value-type="float" office:value="2143.6251" calcext:value-type="float">
            <text:p><text:s text:c="3"/>2,143.6251</text:p>
          </table:table-cell>
          <table:table-cell table:style-name="ce29" office:value-type="float" office:value="12" calcext:value-type="float">
            <text:p><text:s text:c="3"/>12</text:p>
          </table:table-cell>
          <table:table-cell table:style-name="ce29" office:value-type="float" office:value="235" calcext:value-type="float">
            <text:p><text:s text:c="3"/>235</text:p>
          </table:table-cell>
          <table:table-cell table:style-name="ce29" office:value-type="float" office:value="3738" calcext:value-type="float">
            <text:p><text:s text:c="3"/>3,738</text:p>
          </table:table-cell>
          <table:table-cell table:style-name="ce29" office:value-type="float" office:value="149840" calcext:value-type="float">
            <text:p><text:s text:c="3"/>149,840</text:p>
          </table:table-cell>
          <table:table-cell table:style-name="ce29" table:formula="of:=[.H9]+[.I9]" office:value-type="float" office:value="461013" calcext:value-type="float">
            <text:p><text:s text:c="3"/>461,013</text:p>
          </table:table-cell>
          <table:table-cell table:style-name="ce29" office:value-type="float" office:value="235863" calcext:value-type="float">
            <text:p><text:s text:c="3"/>235,863</text:p>
          </table:table-cell>
          <table:table-cell table:style-name="ce29" office:value-type="float" office:value="225150" calcext:value-type="float">
            <text:p><text:s text:c="3"/>225,150</text:p>
          </table:table-cell>
          <table:table-cell table:style-name="ce89" table:formula="of:=[.H9]/[.I9]*100" office:value-type="float" office:value="104.758161225849" calcext:value-type="float">
            <text:p><text:s/>105 </text:p>
          </table:table-cell>
          <table:table-cell table:style-name="ce89" table:formula="of:=[.G9]/[.B9]" office:value-type="float" office:value="215.062325963621" calcext:value-type="float">
            <text:p><text:s/>215 </text:p>
          </table:table-cell>
          <table:table-cell table:style-name="ce96" table:formula="of:=[.G9]/[.F9]" office:value-type="float" office:value="3.07670181526962" calcext:value-type="float">
            <text:p><text:s/>3.08 </text:p>
          </table:table-cell>
          <table:table-cell table:number-columns-repeated="1012"/>
        </table:table-row>
        <table:table-row table:style-name="ro13">
          <table:table-cell table:style-name="ce72" office:value-type="string" calcext:value-type="string">
            <text:p>桃園縣</text:p>
          </table:table-cell>
          <table:table-cell table:style-name="ce79" office:value-type="float" office:value="1220.954" calcext:value-type="float">
            <text:p><text:s text:c="3"/>1,220.9540</text:p>
          </table:table-cell>
          <table:table-cell table:style-name="ce29" office:value-type="float" office:value="13" calcext:value-type="float">
            <text:p><text:s text:c="3"/>13</text:p>
          </table:table-cell>
          <table:table-cell table:style-name="ce29" office:value-type="float" office:value="471" calcext:value-type="float">
            <text:p><text:s text:c="3"/>471</text:p>
          </table:table-cell>
          <table:table-cell table:style-name="ce29" office:value-type="float" office:value="11072" calcext:value-type="float">
            <text:p><text:s text:c="3"/>11,072</text:p>
          </table:table-cell>
          <table:table-cell table:style-name="ce29" office:value-type="float" office:value="637446" calcext:value-type="float">
            <text:p><text:s text:c="3"/>637,446</text:p>
          </table:table-cell>
          <table:table-cell table:style-name="ce29" table:formula="of:=[.H10]+[.I10]" office:value-type="float" office:value="1960336" calcext:value-type="float">
            <text:p><text:s text:c="3"/>1,960,336</text:p>
          </table:table-cell>
          <table:table-cell table:style-name="ce29" office:value-type="float" office:value="991949" calcext:value-type="float">
            <text:p><text:s text:c="3"/>991,949</text:p>
          </table:table-cell>
          <table:table-cell table:style-name="ce29" office:value-type="float" office:value="968387" calcext:value-type="float">
            <text:p><text:s text:c="3"/>968,387</text:p>
          </table:table-cell>
          <table:table-cell table:style-name="ce89" table:formula="of:=[.H10]/[.I10]*100" office:value-type="float" office:value="102.433118164535" calcext:value-type="float">
            <text:p><text:s/>102 </text:p>
          </table:table-cell>
          <table:table-cell table:style-name="ce89" table:formula="of:=[.G10]/[.B10]" office:value-type="float" office:value="1605.57727809565" calcext:value-type="float">
            <text:p><text:s/>1,606 </text:p>
          </table:table-cell>
          <table:table-cell table:style-name="ce96" table:formula="of:=[.G10]/[.F10]" office:value-type="float" office:value="3.07529735852135" calcext:value-type="float">
            <text:p><text:s/>3.08 </text:p>
          </table:table-cell>
          <table:table-cell table:number-columns-repeated="1012"/>
        </table:table-row>
        <table:table-row table:style-name="ro13">
          <table:table-cell table:style-name="ce72" office:value-type="string" calcext:value-type="string">
            <text:p>新竹縣</text:p>
          </table:table-cell>
          <table:table-cell table:style-name="ce79" office:value-type="float" office:value="1427.5369" calcext:value-type="float">
            <text:p><text:s text:c="3"/>1,427.5369</text:p>
          </table:table-cell>
          <table:table-cell table:style-name="ce29" office:value-type="float" office:value="13" calcext:value-type="float">
            <text:p><text:s text:c="3"/>13</text:p>
          </table:table-cell>
          <table:table-cell table:style-name="ce29" office:value-type="float" office:value="182" calcext:value-type="float">
            <text:p><text:s text:c="3"/>182</text:p>
          </table:table-cell>
          <table:table-cell table:style-name="ce29" office:value-type="float" office:value="3019" calcext:value-type="float">
            <text:p><text:s text:c="3"/>3,019</text:p>
          </table:table-cell>
          <table:table-cell table:style-name="ce29" office:value-type="float" office:value="153027" calcext:value-type="float">
            <text:p><text:s text:c="3"/>153,027</text:p>
          </table:table-cell>
          <table:table-cell table:style-name="ce29" table:formula="of:=[.H11]+[.I11]" office:value-type="float" office:value="503655" calcext:value-type="float">
            <text:p><text:s text:c="3"/>503,655</text:p>
          </table:table-cell>
          <table:table-cell table:style-name="ce29" office:value-type="float" office:value="260060" calcext:value-type="float">
            <text:p><text:s text:c="3"/>260,060</text:p>
          </table:table-cell>
          <table:table-cell table:style-name="ce29" office:value-type="float" office:value="243595" calcext:value-type="float">
            <text:p><text:s text:c="3"/>243,595</text:p>
          </table:table-cell>
          <table:table-cell table:style-name="ce89" table:formula="of:=[.H11]/[.I11]*100" office:value-type="float" office:value="106.759169933701" calcext:value-type="float">
            <text:p><text:s/>107 </text:p>
          </table:table-cell>
          <table:table-cell table:style-name="ce89" table:formula="of:=[.G11]/[.B11]" office:value-type="float" office:value="352.813997312434" calcext:value-type="float">
            <text:p><text:s/>353 </text:p>
          </table:table-cell>
          <table:table-cell table:style-name="ce96" table:formula="of:=[.G11]/[.F11]" office:value-type="float" office:value="3.29128193063969" calcext:value-type="float">
            <text:p><text:s/>3.29 </text:p>
          </table:table-cell>
          <table:table-cell table:number-columns-repeated="1012"/>
        </table:table-row>
        <table:table-row table:style-name="ro1">
          <table:table-cell table:style-name="ce72" office:value-type="string" calcext:value-type="string">
            <text:p>苗栗縣</text:p>
          </table:table-cell>
          <table:table-cell table:style-name="ce79" office:value-type="float" office:value="1820.3149" calcext:value-type="float">
            <text:p><text:s text:c="3"/>1,820.3149</text:p>
          </table:table-cell>
          <table:table-cell table:style-name="ce29" office:value-type="float" office:value="18" calcext:value-type="float">
            <text:p><text:s text:c="3"/>18</text:p>
          </table:table-cell>
          <table:table-cell table:style-name="ce29" office:value-type="float" office:value="271" calcext:value-type="float">
            <text:p><text:s text:c="3"/>271</text:p>
          </table:table-cell>
          <table:table-cell table:style-name="ce29" office:value-type="float" office:value="4627" calcext:value-type="float">
            <text:p><text:s text:c="3"/>4,627</text:p>
          </table:table-cell>
          <table:table-cell table:style-name="ce29" office:value-type="float" office:value="166860" calcext:value-type="float">
            <text:p><text:s text:c="3"/>166,860</text:p>
          </table:table-cell>
          <table:table-cell table:style-name="ce29" table:formula="of:=[.H12]+[.I12]" office:value-type="float" office:value="560616" calcext:value-type="float">
            <text:p><text:s text:c="3"/>560,616</text:p>
          </table:table-cell>
          <table:table-cell table:style-name="ce29" office:value-type="float" office:value="292360" calcext:value-type="float">
            <text:p><text:s text:c="3"/>292,360</text:p>
          </table:table-cell>
          <table:table-cell table:style-name="ce29" office:value-type="float" office:value="268256" calcext:value-type="float">
            <text:p><text:s text:c="3"/>268,256</text:p>
          </table:table-cell>
          <table:table-cell table:style-name="ce89" table:formula="of:=[.H12]/[.I12]*100" office:value-type="float" office:value="108.985446737445" calcext:value-type="float">
            <text:p><text:s/>109 </text:p>
          </table:table-cell>
          <table:table-cell table:style-name="ce89" table:formula="of:=[.G12]/[.B12]" office:value-type="float" office:value="307.977482357585" calcext:value-type="float">
            <text:p><text:s/>308 </text:p>
          </table:table-cell>
          <table:table-cell table:style-name="ce96" table:formula="of:=[.G12]/[.F12]" office:value-type="float" office:value="3.35979863358504" calcext:value-type="float">
            <text:p><text:s/>3.36 </text:p>
          </table:table-cell>
          <table:table-cell table:number-columns-repeated="1012"/>
        </table:table-row>
        <table:table-row table:style-name="ro13">
          <table:table-cell table:style-name="ce72" office:value-type="string" calcext:value-type="string">
            <text:p>臺中縣</text:p>
          </table:table-cell>
          <table:table-cell table:style-name="ce79" office:value-type="float" office:value="2051.4712" calcext:value-type="float">
            <text:p><text:s text:c="3"/>2,051.4712</text:p>
          </table:table-cell>
          <table:table-cell table:style-name="ce29" office:value-type="float" office:value="21" calcext:value-type="float">
            <text:p><text:s text:c="3"/>21</text:p>
          </table:table-cell>
          <table:table-cell table:style-name="ce29" office:value-type="float" office:value="411" calcext:value-type="float">
            <text:p><text:s text:c="3"/>411</text:p>
          </table:table-cell>
          <table:table-cell table:style-name="ce29" office:value-type="float" office:value="7733" calcext:value-type="float">
            <text:p><text:s text:c="3"/>7,733</text:p>
          </table:table-cell>
          <table:table-cell table:style-name="ce29" office:value-type="float" office:value="451396" calcext:value-type="float">
            <text:p><text:s text:c="3"/>451,396</text:p>
          </table:table-cell>
          <table:table-cell table:style-name="ce29" table:formula="of:=[.H13]+[.I13]" office:value-type="float" office:value="1558611" calcext:value-type="float">
            <text:p><text:s text:c="3"/>1,558,611</text:p>
          </table:table-cell>
          <table:table-cell table:style-name="ce29" office:value-type="float" office:value="791854" calcext:value-type="float">
            <text:p><text:s text:c="3"/>791,854</text:p>
          </table:table-cell>
          <table:table-cell table:style-name="ce29" office:value-type="float" office:value="766757" calcext:value-type="float">
            <text:p><text:s text:c="3"/>766,757</text:p>
          </table:table-cell>
          <table:table-cell table:style-name="ce89" table:formula="of:=[.H13]/[.I13]*100" office:value-type="float" office:value="103.273136078314" calcext:value-type="float">
            <text:p><text:s/>103 </text:p>
          </table:table-cell>
          <table:table-cell table:style-name="ce89" table:formula="of:=[.G13]/[.B13]" office:value-type="float" office:value="759.752805693787" calcext:value-type="float">
            <text:p><text:s/>760 </text:p>
          </table:table-cell>
          <table:table-cell table:style-name="ce96" table:formula="of:=[.G13]/[.F13]" office:value-type="float" office:value="3.45286843481112" calcext:value-type="float">
            <text:p><text:s/>3.45 </text:p>
          </table:table-cell>
          <table:table-cell table:number-columns-repeated="1012"/>
        </table:table-row>
        <table:table-row table:style-name="ro13">
          <table:table-cell table:style-name="ce72" office:value-type="string" calcext:value-type="string">
            <text:p>彰化縣</text:p>
          </table:table-cell>
          <table:table-cell table:style-name="ce79" office:value-type="float" office:value="1074.396" calcext:value-type="float">
            <text:p><text:s text:c="3"/>1,074.3960</text:p>
          </table:table-cell>
          <table:table-cell table:style-name="ce29" office:value-type="float" office:value="26" calcext:value-type="float">
            <text:p><text:s text:c="3"/>26</text:p>
          </table:table-cell>
          <table:table-cell table:style-name="ce29" office:value-type="float" office:value="589" calcext:value-type="float">
            <text:p><text:s text:c="3"/>589</text:p>
          </table:table-cell>
          <table:table-cell table:style-name="ce29" office:value-type="float" office:value="9052" calcext:value-type="float">
            <text:p><text:s text:c="3"/>9,052</text:p>
          </table:table-cell>
          <table:table-cell table:style-name="ce29" office:value-type="float" office:value="353933" calcext:value-type="float">
            <text:p><text:s text:c="3"/>353,933</text:p>
          </table:table-cell>
          <table:table-cell table:style-name="ce29" table:formula="of:=[.H14]+[.I14]" office:value-type="float" office:value="1313143" calcext:value-type="float">
            <text:p><text:s text:c="3"/>1,313,143</text:p>
          </table:table-cell>
          <table:table-cell table:style-name="ce29" office:value-type="float" office:value="676117" calcext:value-type="float">
            <text:p><text:s text:c="3"/>676,117</text:p>
          </table:table-cell>
          <table:table-cell table:style-name="ce29" office:value-type="float" office:value="637026" calcext:value-type="float">
            <text:p><text:s text:c="3"/>637,026</text:p>
          </table:table-cell>
          <table:table-cell table:style-name="ce89" table:formula="of:=[.H14]/[.I14]*100" office:value-type="float" office:value="106.136484225134" calcext:value-type="float">
            <text:p><text:s/>106 </text:p>
          </table:table-cell>
          <table:table-cell table:style-name="ce89" table:formula="of:=[.G14]/[.B14]" office:value-type="float" office:value="1222.21508642996" calcext:value-type="float">
            <text:p><text:s/>1,222 </text:p>
          </table:table-cell>
          <table:table-cell table:style-name="ce96" table:formula="of:=[.G14]/[.F14]" office:value-type="float" office:value="3.71014570554314" calcext:value-type="float">
            <text:p><text:s/>3.71 </text:p>
          </table:table-cell>
          <table:table-cell table:number-columns-repeated="1012"/>
        </table:table-row>
        <table:table-row table:style-name="ro13">
          <table:table-cell table:style-name="ce72" office:value-type="string" calcext:value-type="string">
            <text:p>南投縣</text:p>
          </table:table-cell>
          <table:table-cell table:style-name="ce79" office:value-type="float" office:value="4106.436" calcext:value-type="float">
            <text:p><text:s text:c="3"/>4,106.4360</text:p>
          </table:table-cell>
          <table:table-cell table:style-name="ce29" office:value-type="float" office:value="13" calcext:value-type="float">
            <text:p><text:s text:c="3"/>13</text:p>
          </table:table-cell>
          <table:table-cell table:style-name="ce29" office:value-type="float" office:value="261" calcext:value-type="float">
            <text:p><text:s text:c="3"/>261</text:p>
          </table:table-cell>
          <table:table-cell table:style-name="ce29" office:value-type="float" office:value="4257" calcext:value-type="float">
            <text:p><text:s text:c="3"/>4,257</text:p>
          </table:table-cell>
          <table:table-cell table:style-name="ce29" office:value-type="float" office:value="166850" calcext:value-type="float">
            <text:p><text:s text:c="3"/>166,850</text:p>
          </table:table-cell>
          <table:table-cell table:style-name="ce29" table:formula="of:=[.H15]+[.I15]" office:value-type="float" office:value="531810" calcext:value-type="float">
            <text:p><text:s text:c="3"/>531,810</text:p>
          </table:table-cell>
          <table:table-cell table:style-name="ce29" office:value-type="float" office:value="274868" calcext:value-type="float">
            <text:p><text:s text:c="3"/>274,868</text:p>
          </table:table-cell>
          <table:table-cell table:style-name="ce29" office:value-type="float" office:value="256942" calcext:value-type="float">
            <text:p><text:s text:c="3"/>256,942</text:p>
          </table:table-cell>
          <table:table-cell table:style-name="ce89" table:formula="of:=[.H15]/[.I15]*100" office:value-type="float" office:value="106.976671778067" calcext:value-type="float">
            <text:p><text:s/>107 </text:p>
          </table:table-cell>
          <table:table-cell table:style-name="ce89" table:formula="of:=[.G15]/[.B15]" office:value-type="float" office:value="129.506462538318" calcext:value-type="float">
            <text:p><text:s/>130 </text:p>
          </table:table-cell>
          <table:table-cell table:style-name="ce96" table:formula="of:=[.G15]/[.F15]" office:value-type="float" office:value="3.18735391069823" calcext:value-type="float">
            <text:p><text:s/>3.19 </text:p>
          </table:table-cell>
          <table:table-cell table:number-columns-repeated="1012"/>
        </table:table-row>
        <table:table-row table:style-name="ro1">
          <table:table-cell table:style-name="ce72" office:value-type="string" calcext:value-type="string">
            <text:p>雲林縣</text:p>
          </table:table-cell>
          <table:table-cell table:style-name="ce79" office:value-type="float" office:value="1290.8326" calcext:value-type="float">
            <text:p><text:s text:c="3"/>1,290.8326</text:p>
          </table:table-cell>
          <table:table-cell table:style-name="ce29" office:value-type="float" office:value="20" calcext:value-type="float">
            <text:p><text:s text:c="3"/>20</text:p>
          </table:table-cell>
          <table:table-cell table:style-name="ce29" office:value-type="float" office:value="387" calcext:value-type="float">
            <text:p><text:s text:c="3"/>387</text:p>
          </table:table-cell>
          <table:table-cell table:style-name="ce29" office:value-type="float" office:value="6392" calcext:value-type="float">
            <text:p><text:s text:c="3"/>6,392</text:p>
          </table:table-cell>
          <table:table-cell table:style-name="ce29" office:value-type="float" office:value="223685" calcext:value-type="float">
            <text:p><text:s text:c="3"/>223,685</text:p>
          </table:table-cell>
          <table:table-cell table:style-name="ce29" table:formula="of:=[.H16]+[.I16]" office:value-type="float" office:value="723700" calcext:value-type="float">
            <text:p><text:s text:c="3"/>723,700</text:p>
          </table:table-cell>
          <table:table-cell table:style-name="ce29" office:value-type="float" office:value="379331" calcext:value-type="float">
            <text:p><text:s text:c="3"/>379,331</text:p>
          </table:table-cell>
          <table:table-cell table:style-name="ce29" office:value-type="float" office:value="344369" calcext:value-type="float">
            <text:p><text:s text:c="3"/>344,369</text:p>
          </table:table-cell>
          <table:table-cell table:style-name="ce89" table:formula="of:=[.H16]/[.I16]*100" office:value-type="float" office:value="110.152481785527" calcext:value-type="float">
            <text:p><text:s/>110 </text:p>
          </table:table-cell>
          <table:table-cell table:style-name="ce89" table:formula="of:=[.G16]/[.B16]" office:value-type="float" office:value="560.645896299799" calcext:value-type="float">
            <text:p><text:s/>561 </text:p>
          </table:table-cell>
          <table:table-cell table:style-name="ce96" table:formula="of:=[.G16]/[.F16]" office:value-type="float" office:value="3.2353532869884" calcext:value-type="float">
            <text:p><text:s/>3.24 </text:p>
          </table:table-cell>
          <table:table-cell table:number-columns-repeated="1012"/>
        </table:table-row>
        <table:table-row table:style-name="ro13">
          <table:table-cell table:style-name="ce72" office:value-type="string" calcext:value-type="string">
            <text:p>嘉義縣</text:p>
          </table:table-cell>
          <table:table-cell table:style-name="ce79" office:value-type="float" office:value="1901.675" calcext:value-type="float">
            <text:p><text:s text:c="3"/>1,901.6750</text:p>
          </table:table-cell>
          <table:table-cell table:style-name="ce29" office:value-type="float" office:value="18" calcext:value-type="float">
            <text:p><text:s text:c="3"/>18</text:p>
          </table:table-cell>
          <table:table-cell table:style-name="ce29" office:value-type="float" office:value="357" calcext:value-type="float">
            <text:p><text:s text:c="3"/>357</text:p>
          </table:table-cell>
          <table:table-cell table:style-name="ce29" office:value-type="float" office:value="5322" calcext:value-type="float">
            <text:p><text:s text:c="3"/>5,322</text:p>
          </table:table-cell>
          <table:table-cell table:style-name="ce29" office:value-type="float" office:value="171794" calcext:value-type="float">
            <text:p><text:s text:c="3"/>171,794</text:p>
          </table:table-cell>
          <table:table-cell table:style-name="ce29" table:formula="of:=[.H17]+[.I17]" office:value-type="float" office:value="548801" calcext:value-type="float">
            <text:p><text:s text:c="3"/>548,801</text:p>
          </table:table-cell>
          <table:table-cell table:style-name="ce29" office:value-type="float" office:value="287329" calcext:value-type="float">
            <text:p><text:s text:c="3"/>287,329</text:p>
          </table:table-cell>
          <table:table-cell table:style-name="ce29" office:value-type="float" office:value="261472" calcext:value-type="float">
            <text:p><text:s text:c="3"/>261,472</text:p>
          </table:table-cell>
          <table:table-cell table:style-name="ce89" table:formula="of:=[.H17]/[.I17]*100" office:value-type="float" office:value="109.889012972708" calcext:value-type="float">
            <text:p><text:s/>110 </text:p>
          </table:table-cell>
          <table:table-cell table:style-name="ce89" table:formula="of:=[.G17]/[.B17]" office:value-type="float" office:value="288.588218281252" calcext:value-type="float">
            <text:p><text:s/>289 </text:p>
          </table:table-cell>
          <table:table-cell table:style-name="ce96" table:formula="of:=[.G17]/[.F17]" office:value-type="float" office:value="3.19452949462729" calcext:value-type="float">
            <text:p><text:s/>3.19 </text:p>
          </table:table-cell>
          <table:table-cell table:number-columns-repeated="1012"/>
        </table:table-row>
        <table:table-row table:style-name="ro13">
          <table:table-cell table:style-name="ce72" office:value-type="string" calcext:value-type="string">
            <text:p>臺南縣</text:p>
          </table:table-cell>
          <table:table-cell table:style-name="ce79" office:value-type="float" office:value="2016.0075" calcext:value-type="float">
            <text:p><text:s text:c="3"/>2,016.0075</text:p>
          </table:table-cell>
          <table:table-cell table:style-name="ce29" office:value-type="float" office:value="31" calcext:value-type="float">
            <text:p><text:s text:c="3"/>31</text:p>
          </table:table-cell>
          <table:table-cell table:style-name="ce29" office:value-type="float" office:value="521" calcext:value-type="float">
            <text:p><text:s text:c="3"/>521</text:p>
          </table:table-cell>
          <table:table-cell table:style-name="ce29" office:value-type="float" office:value="9724" calcext:value-type="float">
            <text:p><text:s text:c="3"/>9,724</text:p>
          </table:table-cell>
          <table:table-cell table:style-name="ce29" office:value-type="float" office:value="359127" calcext:value-type="float">
            <text:p><text:s text:c="3"/>359,127</text:p>
          </table:table-cell>
          <table:table-cell table:style-name="ce29" table:formula="of:=[.H18]+[.I18]" office:value-type="float" office:value="1104810" calcext:value-type="float">
            <text:p><text:s text:c="3"/>1,104,810</text:p>
          </table:table-cell>
          <table:table-cell table:style-name="ce29" office:value-type="float" office:value="565763" calcext:value-type="float">
            <text:p><text:s text:c="3"/>565,763</text:p>
          </table:table-cell>
          <table:table-cell table:style-name="ce29" office:value-type="float" office:value="539047" calcext:value-type="float">
            <text:p><text:s text:c="3"/>539,047</text:p>
          </table:table-cell>
          <table:table-cell table:style-name="ce89" table:formula="of:=[.H18]/[.I18]*100" office:value-type="float" office:value="104.95615410159" calcext:value-type="float">
            <text:p><text:s/>105 </text:p>
          </table:table-cell>
          <table:table-cell table:style-name="ce89" table:formula="of:=[.G18]/[.B18]" office:value-type="float" office:value="548.018794572937" calcext:value-type="float">
            <text:p><text:s/>548 </text:p>
          </table:table-cell>
          <table:table-cell table:style-name="ce96" table:formula="of:=[.G18]/[.F18]" office:value-type="float" office:value="3.07637688060213" calcext:value-type="float">
            <text:p><text:s/>3.08 </text:p>
          </table:table-cell>
          <table:table-cell table:number-columns-repeated="1012"/>
        </table:table-row>
        <table:table-row table:style-name="ro13">
          <table:table-cell table:style-name="ce72" office:value-type="string" calcext:value-type="string">
            <text:p>高雄縣</text:p>
          </table:table-cell>
          <table:table-cell table:style-name="ce79" office:value-type="float" office:value="2792.6744" calcext:value-type="float">
            <text:p><text:s text:c="3"/>2,792.6744</text:p>
          </table:table-cell>
          <table:table-cell table:style-name="ce29" office:value-type="float" office:value="27" calcext:value-type="float">
            <text:p><text:s text:c="3"/>27</text:p>
          </table:table-cell>
          <table:table-cell table:style-name="ce29" office:value-type="float" office:value="441" calcext:value-type="float">
            <text:p><text:s text:c="3"/>441</text:p>
          </table:table-cell>
          <table:table-cell table:style-name="ce29" office:value-type="float" office:value="9355" calcext:value-type="float">
            <text:p><text:s text:c="3"/>9,355</text:p>
          </table:table-cell>
          <table:table-cell table:style-name="ce29" office:value-type="float" office:value="420690" calcext:value-type="float">
            <text:p><text:s text:c="3"/>420,690</text:p>
          </table:table-cell>
          <table:table-cell table:style-name="ce29" table:formula="of:=[.H19]+[.I19]" office:value-type="float" office:value="1243870" calcext:value-type="float">
            <text:p><text:s text:c="3"/>1,243,870</text:p>
          </table:table-cell>
          <table:table-cell table:style-name="ce29" office:value-type="float" office:value="639251" calcext:value-type="float">
            <text:p><text:s text:c="3"/>639,251</text:p>
          </table:table-cell>
          <table:table-cell table:style-name="ce29" office:value-type="float" office:value="604619" calcext:value-type="float">
            <text:p><text:s text:c="3"/>604,619</text:p>
          </table:table-cell>
          <table:table-cell table:style-name="ce89" table:formula="of:=[.H19]/[.I19]*100" office:value-type="float" office:value="105.727904680468" calcext:value-type="float">
            <text:p><text:s/>106 </text:p>
          </table:table-cell>
          <table:table-cell table:style-name="ce89" table:formula="of:=[.G19]/[.B19]" office:value-type="float" office:value="445.4045913838" calcext:value-type="float">
            <text:p><text:s/>445 </text:p>
          </table:table-cell>
          <table:table-cell table:style-name="ce96" table:formula="of:=[.G19]/[.F19]" office:value-type="float" office:value="2.9567377403789" calcext:value-type="float">
            <text:p><text:s/>2.96 </text:p>
          </table:table-cell>
          <table:table-cell table:number-columns-repeated="1012"/>
        </table:table-row>
        <table:table-row table:style-name="ro1">
          <table:table-cell table:style-name="ce72" office:value-type="string" calcext:value-type="string">
            <text:p>屏東縣</text:p>
          </table:table-cell>
          <table:table-cell table:style-name="ce79" office:value-type="float" office:value="2775.6003" calcext:value-type="float">
            <text:p><text:s text:c="3"/>2,775.6003</text:p>
          </table:table-cell>
          <table:table-cell table:style-name="ce29" office:value-type="float" office:value="33" calcext:value-type="float">
            <text:p><text:s text:c="3"/>33</text:p>
          </table:table-cell>
          <table:table-cell table:style-name="ce29" office:value-type="float" office:value="464" calcext:value-type="float">
            <text:p><text:s text:c="3"/>464</text:p>
          </table:table-cell>
          <table:table-cell table:style-name="ce29" office:value-type="float" office:value="7483" calcext:value-type="float">
            <text:p><text:s text:c="3"/>7,483</text:p>
          </table:table-cell>
          <table:table-cell table:style-name="ce29" office:value-type="float" office:value="269762" calcext:value-type="float">
            <text:p><text:s text:c="3"/>269,762</text:p>
          </table:table-cell>
          <table:table-cell table:style-name="ce29" table:formula="of:=[.H20]+[.I20]" office:value-type="float" office:value="884852" calcext:value-type="float">
            <text:p><text:s text:c="3"/>884,852</text:p>
          </table:table-cell>
          <table:table-cell table:style-name="ce29" office:value-type="float" office:value="456673" calcext:value-type="float">
            <text:p><text:s text:c="3"/>456,673</text:p>
          </table:table-cell>
          <table:table-cell table:style-name="ce29" office:value-type="float" office:value="428179" calcext:value-type="float">
            <text:p><text:s text:c="3"/>428,179</text:p>
          </table:table-cell>
          <table:table-cell table:style-name="ce89" table:formula="of:=[.H20]/[.I20]*100" office:value-type="float" office:value="106.654693480997" calcext:value-type="float">
            <text:p><text:s/>107 </text:p>
          </table:table-cell>
          <table:table-cell table:style-name="ce89" table:formula="of:=[.G20]/[.B20]" office:value-type="float" office:value="318.796622121708" calcext:value-type="float">
            <text:p><text:s/>319 </text:p>
          </table:table-cell>
          <table:table-cell table:style-name="ce96" table:formula="of:=[.G20]/[.F20]" office:value-type="float" office:value="3.28012099554422" calcext:value-type="float">
            <text:p><text:s/>3.28 </text:p>
          </table:table-cell>
          <table:table-cell table:number-columns-repeated="1012"/>
        </table:table-row>
        <table:table-row table:style-name="ro13">
          <table:table-cell table:style-name="ce72" office:value-type="string" calcext:value-type="string">
            <text:p>臺東縣</text:p>
          </table:table-cell>
          <table:table-cell table:style-name="ce79" office:value-type="float" office:value="3515.2526" calcext:value-type="float">
            <text:p><text:s text:c="3"/>3,515.2526</text:p>
          </table:table-cell>
          <table:table-cell table:style-name="ce29" office:value-type="float" office:value="16" calcext:value-type="float">
            <text:p><text:s text:c="3"/>16</text:p>
          </table:table-cell>
          <table:table-cell table:style-name="ce29" office:value-type="float" office:value="147" calcext:value-type="float">
            <text:p><text:s text:c="3"/>147</text:p>
          </table:table-cell>
          <table:table-cell table:style-name="ce29" office:value-type="float" office:value="2708" calcext:value-type="float">
            <text:p><text:s text:c="3"/>2,708</text:p>
          </table:table-cell>
          <table:table-cell table:style-name="ce29" office:value-type="float" office:value="78693" calcext:value-type="float">
            <text:p><text:s text:c="3"/>78,693</text:p>
          </table:table-cell>
          <table:table-cell table:style-name="ce29" table:formula="of:=[.H21]+[.I21]" office:value-type="float" office:value="231863" calcext:value-type="float">
            <text:p><text:s text:c="3"/>231,863</text:p>
          </table:table-cell>
          <table:table-cell table:style-name="ce29" office:value-type="float" office:value="122013" calcext:value-type="float">
            <text:p><text:s text:c="3"/>122,013</text:p>
          </table:table-cell>
          <table:table-cell table:style-name="ce29" office:value-type="float" office:value="109850" calcext:value-type="float">
            <text:p><text:s text:c="3"/>109,850</text:p>
          </table:table-cell>
          <table:table-cell table:style-name="ce89" table:formula="of:=[.H21]/[.I21]*100" office:value-type="float" office:value="111.072371415567" calcext:value-type="float">
            <text:p><text:s/>111 </text:p>
          </table:table-cell>
          <table:table-cell table:style-name="ce89" table:formula="of:=[.G21]/[.B21]" office:value-type="float" office:value="65.9591290822173" calcext:value-type="float">
            <text:p><text:s/>66 </text:p>
          </table:table-cell>
          <table:table-cell table:style-name="ce96" table:formula="of:=[.G21]/[.F21]" office:value-type="float" office:value="2.94642471376107" calcext:value-type="float">
            <text:p><text:s/>2.95 </text:p>
          </table:table-cell>
          <table:table-cell table:number-columns-repeated="1012"/>
        </table:table-row>
        <table:table-row table:style-name="ro13">
          <table:table-cell table:style-name="ce72" office:value-type="string" calcext:value-type="string">
            <text:p>花蓮縣</text:p>
          </table:table-cell>
          <table:table-cell table:style-name="ce79" office:value-type="float" office:value="4628.5714" calcext:value-type="float">
            <text:p><text:s text:c="3"/>4,628.5714</text:p>
          </table:table-cell>
          <table:table-cell table:style-name="ce29" office:value-type="float" office:value="13" calcext:value-type="float">
            <text:p><text:s text:c="3"/>13</text:p>
          </table:table-cell>
          <table:table-cell table:style-name="ce29" office:value-type="float" office:value="177" calcext:value-type="float">
            <text:p><text:s text:c="3"/>177</text:p>
          </table:table-cell>
          <table:table-cell table:style-name="ce29" office:value-type="float" office:value="3655" calcext:value-type="float">
            <text:p><text:s text:c="3"/>3,655</text:p>
          </table:table-cell>
          <table:table-cell table:style-name="ce29" office:value-type="float" office:value="118448" calcext:value-type="float">
            <text:p><text:s text:c="3"/>118,448</text:p>
          </table:table-cell>
          <table:table-cell table:style-name="ce29" table:formula="of:=[.H22]+[.I22]" office:value-type="float" office:value="341504" calcext:value-type="float">
            <text:p><text:s text:c="3"/>341,504</text:p>
          </table:table-cell>
          <table:table-cell table:style-name="ce29" office:value-type="float" office:value="177002" calcext:value-type="float">
            <text:p><text:s text:c="3"/>177,002</text:p>
          </table:table-cell>
          <table:table-cell table:style-name="ce29" office:value-type="float" office:value="164502" calcext:value-type="float">
            <text:p><text:s text:c="3"/>164,502</text:p>
          </table:table-cell>
          <table:table-cell table:style-name="ce89" table:formula="of:=[.H22]/[.I22]*100" office:value-type="float" office:value="107.598691809218" calcext:value-type="float">
            <text:p><text:s/>108 </text:p>
          </table:table-cell>
          <table:table-cell table:style-name="ce89" table:formula="of:=[.G22]/[.B22]" office:value-type="float" office:value="73.7817288505045" calcext:value-type="float">
            <text:p><text:s/>74 </text:p>
          </table:table-cell>
          <table:table-cell table:style-name="ce96" table:formula="of:=[.G22]/[.F22]" office:value-type="float" office:value="2.88315547750912" calcext:value-type="float">
            <text:p><text:s/>2.88 </text:p>
          </table:table-cell>
          <table:table-cell table:number-columns-repeated="1012"/>
        </table:table-row>
        <table:table-row table:style-name="ro13">
          <table:table-cell table:style-name="ce72" office:value-type="string" calcext:value-type="string">
            <text:p>澎湖縣</text:p>
          </table:table-cell>
          <table:table-cell table:style-name="ce79" office:value-type="float" office:value="126.8641" calcext:value-type="float">
            <text:p><text:s text:c="3"/>126.8641</text:p>
          </table:table-cell>
          <table:table-cell table:style-name="ce29" office:value-type="float" office:value="6" calcext:value-type="float">
            <text:p><text:s text:c="3"/>6</text:p>
          </table:table-cell>
          <table:table-cell table:style-name="ce29" office:value-type="float" office:value="97" calcext:value-type="float">
            <text:p><text:s text:c="3"/>97</text:p>
          </table:table-cell>
          <table:table-cell table:style-name="ce29" office:value-type="float" office:value="1407" calcext:value-type="float">
            <text:p><text:s text:c="3"/>1,407</text:p>
          </table:table-cell>
          <table:table-cell table:style-name="ce29" office:value-type="float" office:value="31538" calcext:value-type="float">
            <text:p><text:s text:c="3"/>31,538</text:p>
          </table:table-cell>
          <table:table-cell table:style-name="ce29" table:formula="of:=[.H23]+[.I23]" office:value-type="float" office:value="93446" calcext:value-type="float">
            <text:p><text:s text:c="3"/>93,446</text:p>
          </table:table-cell>
          <table:table-cell table:style-name="ce29" office:value-type="float" office:value="48138" calcext:value-type="float">
            <text:p><text:s text:c="3"/>48,138</text:p>
          </table:table-cell>
          <table:table-cell table:style-name="ce29" office:value-type="float" office:value="45308" calcext:value-type="float">
            <text:p><text:s text:c="3"/>45,308</text:p>
          </table:table-cell>
          <table:table-cell table:style-name="ce89" table:formula="of:=[.H23]/[.I23]*100" office:value-type="float" office:value="106.246137547453" calcext:value-type="float">
            <text:p><text:s/>106 </text:p>
          </table:table-cell>
          <table:table-cell table:style-name="ce89" table:formula="of:=[.G23]/[.B23]" office:value-type="float" office:value="736.583477910615" calcext:value-type="float">
            <text:p><text:s/>737 </text:p>
          </table:table-cell>
          <table:table-cell table:style-name="ce96" table:formula="of:=[.G23]/[.F23]" office:value-type="float" office:value="2.96296531168749" calcext:value-type="float">
            <text:p><text:s/>2.96 </text:p>
          </table:table-cell>
          <table:table-cell table:number-columns-repeated="1012"/>
        </table:table-row>
        <table:table-row table:style-name="ro1">
          <table:table-cell table:style-name="ce72" office:value-type="string" calcext:value-type="string">
            <text:p>基隆市</text:p>
          </table:table-cell>
          <table:table-cell table:style-name="ce79" office:value-type="float" office:value="132.7589" calcext:value-type="float">
            <text:p><text:s text:c="3"/>132.7589</text:p>
          </table:table-cell>
          <table:table-cell table:style-name="ce29" office:value-type="float" office:value="7" calcext:value-type="float">
            <text:p><text:s text:c="3"/>7</text:p>
          </table:table-cell>
          <table:table-cell table:style-name="ce29" office:value-type="float" office:value="157" calcext:value-type="float">
            <text:p><text:s text:c="3"/>157</text:p>
          </table:table-cell>
          <table:table-cell table:style-name="ce29" office:value-type="float" office:value="3350" calcext:value-type="float">
            <text:p><text:s text:c="3"/>3,350</text:p>
          </table:table-cell>
          <table:table-cell table:style-name="ce29" office:value-type="float" office:value="144181" calcext:value-type="float">
            <text:p><text:s text:c="3"/>144,181</text:p>
          </table:table-cell>
          <table:table-cell table:style-name="ce29" table:formula="of:=[.H24]+[.I24]" office:value-type="float" office:value="389067" calcext:value-type="float">
            <text:p><text:s text:c="3"/>389,067</text:p>
          </table:table-cell>
          <table:table-cell table:style-name="ce29" office:value-type="float" office:value="196840" calcext:value-type="float">
            <text:p><text:s text:c="3"/>196,840</text:p>
          </table:table-cell>
          <table:table-cell table:style-name="ce29" office:value-type="float" office:value="192227" calcext:value-type="float">
            <text:p><text:s text:c="3"/>192,227</text:p>
          </table:table-cell>
          <table:table-cell table:style-name="ce89" table:formula="of:=[.H24]/[.I24]*100" office:value-type="float" office:value="102.399766942209" calcext:value-type="float">
            <text:p><text:s/>102 </text:p>
          </table:table-cell>
          <table:table-cell table:style-name="ce89" table:formula="of:=[.G24]/[.B24]" office:value-type="float" office:value="2930.62837971692" calcext:value-type="float">
            <text:p><text:s/>2,931 </text:p>
          </table:table-cell>
          <table:table-cell table:style-name="ce96" table:formula="of:=[.G24]/[.F24]" office:value-type="float" office:value="2.69846234940804" calcext:value-type="float">
            <text:p><text:s/>2.70 </text:p>
          </table:table-cell>
          <table:table-cell table:number-columns-repeated="1012"/>
        </table:table-row>
        <table:table-row table:style-name="ro13">
          <table:table-cell table:style-name="ce72" office:value-type="string" calcext:value-type="string">
            <text:p>新竹市</text:p>
          </table:table-cell>
          <table:table-cell table:style-name="ce79" office:value-type="float" office:value="104.1526" calcext:value-type="float">
            <text:p><text:s text:c="3"/>104.1526</text:p>
          </table:table-cell>
          <table:table-cell table:style-name="ce29" office:value-type="float" office:value="3" calcext:value-type="float">
            <text:p><text:s text:c="3"/>3</text:p>
          </table:table-cell>
          <table:table-cell table:style-name="ce29" office:value-type="float" office:value="120" calcext:value-type="float">
            <text:p><text:s text:c="3"/>120</text:p>
          </table:table-cell>
          <table:table-cell table:style-name="ce29" office:value-type="float" office:value="2165" calcext:value-type="float">
            <text:p><text:s text:c="3"/>2,165</text:p>
          </table:table-cell>
          <table:table-cell table:style-name="ce29" office:value-type="float" office:value="134085" calcext:value-type="float">
            <text:p><text:s text:c="3"/>134,085</text:p>
          </table:table-cell>
          <table:table-cell table:style-name="ce29" table:formula="of:=[.H25]+[.I25]" office:value-type="float" office:value="405931" calcext:value-type="float">
            <text:p><text:s text:c="3"/>405,931</text:p>
          </table:table-cell>
          <table:table-cell table:style-name="ce29" office:value-type="float" office:value="202537" calcext:value-type="float">
            <text:p><text:s text:c="3"/>202,537</text:p>
          </table:table-cell>
          <table:table-cell table:style-name="ce29" office:value-type="float" office:value="203394" calcext:value-type="float">
            <text:p><text:s text:c="3"/>203,394</text:p>
          </table:table-cell>
          <table:table-cell table:style-name="ce89" table:formula="of:=[.H25]/[.I25]*100" office:value-type="float" office:value="99.5786503043354" calcext:value-type="float">
            <text:p><text:s/>100 </text:p>
          </table:table-cell>
          <table:table-cell table:style-name="ce89" table:formula="of:=[.G25]/[.B25]" office:value-type="float" office:value="3897.46391352688" calcext:value-type="float">
            <text:p><text:s/>3,897 </text:p>
          </table:table-cell>
          <table:table-cell table:style-name="ce96" table:formula="of:=[.G25]/[.F25]" office:value-type="float" office:value="3.02741544542641" calcext:value-type="float">
            <text:p><text:s/>3.03 </text:p>
          </table:table-cell>
          <table:table-cell table:number-columns-repeated="1012"/>
        </table:table-row>
        <table:table-row table:style-name="ro13">
          <table:table-cell table:style-name="ce72" office:value-type="string" calcext:value-type="string">
            <text:p>臺中市</text:p>
          </table:table-cell>
          <table:table-cell table:style-name="ce79" office:value-type="float" office:value="163.4256" calcext:value-type="float">
            <text:p><text:s text:c="3"/>163.4256</text:p>
          </table:table-cell>
          <table:table-cell table:style-name="ce29" office:value-type="float" office:value="8" calcext:value-type="float">
            <text:p><text:s text:c="3"/>8</text:p>
          </table:table-cell>
          <table:table-cell table:style-name="ce29" office:value-type="float" office:value="214" calcext:value-type="float">
            <text:p><text:s text:c="3"/>214</text:p>
          </table:table-cell>
          <table:table-cell table:style-name="ce29" office:value-type="float" office:value="5227" calcext:value-type="float">
            <text:p><text:s text:c="3"/>5,227</text:p>
          </table:table-cell>
          <table:table-cell table:style-name="ce29" office:value-type="float" office:value="369510" calcext:value-type="float">
            <text:p><text:s text:c="3"/>369,510</text:p>
          </table:table-cell>
          <table:table-cell table:style-name="ce29" table:formula="of:=[.H26]+[.I26]" office:value-type="float" office:value="1066843" calcext:value-type="float">
            <text:p><text:s text:c="3"/>1,066,843</text:p>
          </table:table-cell>
          <table:table-cell table:style-name="ce29" office:value-type="float" office:value="520423" calcext:value-type="float">
            <text:p><text:s text:c="3"/>520,423</text:p>
          </table:table-cell>
          <table:table-cell table:style-name="ce29" office:value-type="float" office:value="546420" calcext:value-type="float">
            <text:p><text:s text:c="3"/>546,420</text:p>
          </table:table-cell>
          <table:table-cell table:style-name="ce89" table:formula="of:=[.H26]/[.I26]*100" office:value-type="float" office:value="95.242304454449" calcext:value-type="float">
            <text:p><text:s/>95 </text:p>
          </table:table-cell>
          <table:table-cell table:style-name="ce89" table:formula="of:=[.G26]/[.B26]" office:value-type="float" office:value="6528.00418049559" calcext:value-type="float">
            <text:p><text:s/>6,528 </text:p>
          </table:table-cell>
          <table:table-cell table:style-name="ce96" table:formula="of:=[.G26]/[.F26]" office:value-type="float" office:value="2.88718302616979" calcext:value-type="float">
            <text:p><text:s/>2.89 </text:p>
          </table:table-cell>
          <table:table-cell table:number-columns-repeated="1012"/>
        </table:table-row>
        <table:table-row table:style-name="ro13">
          <table:table-cell table:style-name="ce72" office:value-type="string" calcext:value-type="string">
            <text:p>嘉義市</text:p>
          </table:table-cell>
          <table:table-cell table:style-name="ce79" office:value-type="float" office:value="60.0256" calcext:value-type="float">
            <text:p><text:s text:c="3"/>60.0256</text:p>
          </table:table-cell>
          <table:table-cell table:style-name="ce29" office:value-type="float" office:value="2" calcext:value-type="float">
            <text:p><text:s text:c="3"/>2</text:p>
          </table:table-cell>
          <table:table-cell table:style-name="ce29" office:value-type="float" office:value="108" calcext:value-type="float">
            <text:p><text:s text:c="3"/>108</text:p>
          </table:table-cell>
          <table:table-cell table:style-name="ce29" office:value-type="float" office:value="1778" calcext:value-type="float">
            <text:p><text:s text:c="3"/>1,778</text:p>
          </table:table-cell>
          <table:table-cell table:style-name="ce29" office:value-type="float" office:value="93167" calcext:value-type="float">
            <text:p><text:s text:c="3"/>93,167</text:p>
          </table:table-cell>
          <table:table-cell table:style-name="ce29" table:formula="of:=[.H27]+[.I27]" office:value-type="float" office:value="273813" calcext:value-type="float">
            <text:p><text:s text:c="3"/>273,813</text:p>
          </table:table-cell>
          <table:table-cell table:style-name="ce29" office:value-type="float" office:value="135249" calcext:value-type="float">
            <text:p><text:s text:c="3"/>135,249</text:p>
          </table:table-cell>
          <table:table-cell table:style-name="ce29" office:value-type="float" office:value="138564" calcext:value-type="float">
            <text:p><text:s text:c="3"/>138,564</text:p>
          </table:table-cell>
          <table:table-cell table:style-name="ce89" table:formula="of:=[.H27]/[.I27]*100" office:value-type="float" office:value="97.6076037065905" calcext:value-type="float">
            <text:p><text:s/>98 </text:p>
          </table:table-cell>
          <table:table-cell table:style-name="ce89" table:formula="of:=[.G27]/[.B27]" office:value-type="float" office:value="4561.60371574795" calcext:value-type="float">
            <text:p><text:s/>4,562 </text:p>
          </table:table-cell>
          <table:table-cell table:style-name="ce96" table:formula="of:=[.G27]/[.F27]" office:value-type="float" office:value="2.9389483400775" calcext:value-type="float">
            <text:p><text:s/>2.94 </text:p>
          </table:table-cell>
          <table:table-cell table:number-columns-repeated="1012"/>
        </table:table-row>
        <table:table-row table:style-name="ro13">
          <table:table-cell table:style-name="ce72" office:value-type="string" calcext:value-type="string">
            <text:p>臺南市</text:p>
          </table:table-cell>
          <table:table-cell table:style-name="ce79" office:value-type="float" office:value="175.6456" calcext:value-type="float">
            <text:p><text:s text:c="3"/>175.6456</text:p>
          </table:table-cell>
          <table:table-cell table:style-name="ce29" office:value-type="float" office:value="6" calcext:value-type="float">
            <text:p><text:s text:c="3"/>6</text:p>
          </table:table-cell>
          <table:table-cell table:style-name="ce29" office:value-type="float" office:value="233" calcext:value-type="float">
            <text:p><text:s text:c="3"/>233</text:p>
          </table:table-cell>
          <table:table-cell table:style-name="ce29" office:value-type="float" office:value="5042" calcext:value-type="float">
            <text:p><text:s text:c="3"/>5,042</text:p>
          </table:table-cell>
          <table:table-cell table:style-name="ce29" office:value-type="float" office:value="261691" calcext:value-type="float">
            <text:p><text:s text:c="3"/>261,691</text:p>
          </table:table-cell>
          <table:table-cell table:style-name="ce29" table:formula="of:=[.H28]+[.I28]" office:value-type="float" office:value="768739" calcext:value-type="float">
            <text:p><text:s text:c="3"/>768,739</text:p>
          </table:table-cell>
          <table:table-cell table:style-name="ce29" office:value-type="float" office:value="381658" calcext:value-type="float">
            <text:p><text:s text:c="3"/>381,658</text:p>
          </table:table-cell>
          <table:table-cell table:style-name="ce29" office:value-type="float" office:value="387081" calcext:value-type="float">
            <text:p><text:s text:c="3"/>387,081</text:p>
          </table:table-cell>
          <table:table-cell table:style-name="ce89" table:formula="of:=[.H28]/[.I28]*100" office:value-type="float" office:value="98.599001242634" calcext:value-type="float">
            <text:p><text:s/>99 </text:p>
          </table:table-cell>
          <table:table-cell table:style-name="ce89" table:formula="of:=[.G28]/[.B28]" office:value-type="float" office:value="4376.64820524966" calcext:value-type="float">
            <text:p><text:s/>4,377 </text:p>
          </table:table-cell>
          <table:table-cell table:style-name="ce96" table:formula="of:=[.G28]/[.F28]" office:value-type="float" office:value="2.93758287445881" calcext:value-type="float">
            <text:p><text:s/>2.94 </text:p>
          </table:table-cell>
          <table:table-cell table:number-columns-repeated="1012"/>
        </table:table-row>
        <table:table-row table:style-name="ro1">
          <table:table-cell table:style-name="ce70" office:value-type="string" calcext:value-type="string">
            <text:p>臺 北 市</text:p>
          </table:table-cell>
          <table:table-cell table:style-name="ce17" office:value-type="float" office:value="271.7997" calcext:value-type="float">
            <text:p><text:s text:c="3"/>271.7997</text:p>
          </table:table-cell>
          <table:table-cell table:style-name="ce26" office:value-type="float" office:value="12" calcext:value-type="float">
            <text:p><text:s text:c="3"/>12</text:p>
          </table:table-cell>
          <table:table-cell table:style-name="ce26" office:value-type="float" office:value="449" calcext:value-type="float">
            <text:p><text:s text:c="3"/>449</text:p>
          </table:table-cell>
          <table:table-cell table:style-name="ce26" office:value-type="float" office:value="9506" calcext:value-type="float">
            <text:p><text:s text:c="3"/>9,506</text:p>
          </table:table-cell>
          <table:table-cell table:style-name="ce26" office:value-type="float" office:value="957954" calcext:value-type="float">
            <text:p><text:s text:c="3"/>957,954</text:p>
          </table:table-cell>
          <table:table-cell table:style-name="ce26" table:formula="of:=[.H29]+[.I29]" office:value-type="float" office:value="2622090" calcext:value-type="float">
            <text:p><text:s text:c="3"/>2,622,090</text:p>
          </table:table-cell>
          <table:table-cell table:style-name="ce26" office:value-type="float" office:value="1270259" calcext:value-type="float">
            <text:p><text:s text:c="3"/>1,270,259</text:p>
          </table:table-cell>
          <table:table-cell table:style-name="ce26" office:value-type="float" office:value="1351831" calcext:value-type="float">
            <text:p><text:s text:c="3"/>1,351,831</text:p>
          </table:table-cell>
          <table:table-cell table:style-name="ce88" table:formula="of:=[.H29]/[.I29]*100" office:value-type="float" office:value="93.9658137740591" calcext:value-type="float">
            <text:p><text:s/>94 </text:p>
          </table:table-cell>
          <table:table-cell table:style-name="ce88" table:formula="of:=[.G29]/[.B29]" office:value-type="float" office:value="9647.14089088399" calcext:value-type="float">
            <text:p><text:s/>9,647 </text:p>
          </table:table-cell>
          <table:table-cell table:style-name="ce95" table:formula="of:=[.G29]/[.F29]" office:value-type="float" office:value="2.73717735924689" calcext:value-type="float">
            <text:p><text:s/>2.74 </text:p>
          </table:table-cell>
          <table:table-cell table:number-columns-repeated="1012"/>
        </table:table-row>
        <table:table-row table:style-name="ro13">
          <table:table-cell table:style-name="ce70" office:value-type="string" calcext:value-type="string">
            <text:p>高 雄 市</text:p>
          </table:table-cell>
          <table:table-cell table:style-name="ce17" office:value-type="float" office:value="153.5927" calcext:value-type="float">
            <text:p><text:s text:c="3"/>153.5927</text:p>
          </table:table-cell>
          <table:table-cell table:style-name="ce26" office:value-type="float" office:value="11" calcext:value-type="float">
            <text:p><text:s text:c="3"/>11</text:p>
          </table:table-cell>
          <table:table-cell table:style-name="ce26" office:value-type="float" office:value="459" calcext:value-type="float">
            <text:p><text:s text:c="3"/>459</text:p>
          </table:table-cell>
          <table:table-cell table:style-name="ce85" office:value-type="float" office:value="8422" calcext:value-type="float">
            <text:p><text:s text:c="3"/>8,422</text:p>
          </table:table-cell>
          <table:table-cell table:style-name="ce26" office:value-type="float" office:value="571233" calcext:value-type="float">
            <text:p><text:s text:c="3"/>571,233</text:p>
          </table:table-cell>
          <table:table-cell table:style-name="ce26" table:formula="of:=[.H30]+[.I30]" office:value-type="float" office:value="1525996" calcext:value-type="float">
            <text:p><text:s text:c="3"/>1,525,996</text:p>
          </table:table-cell>
          <table:table-cell table:style-name="ce26" office:value-type="float" office:value="757199" calcext:value-type="float">
            <text:p><text:s text:c="3"/>757,199</text:p>
          </table:table-cell>
          <table:table-cell table:style-name="ce26" office:value-type="float" office:value="768797" calcext:value-type="float">
            <text:p><text:s text:c="3"/>768,797</text:p>
          </table:table-cell>
          <table:table-cell table:style-name="ce88" table:formula="of:=[.H30]/[.I30]*100" office:value-type="float" office:value="98.4914093057075" calcext:value-type="float">
            <text:p><text:s/>98 </text:p>
          </table:table-cell>
          <table:table-cell table:style-name="ce88" table:formula="of:=[.G30]/[.B30]" office:value-type="float" office:value="9935.34197914354" calcext:value-type="float">
            <text:p><text:s/>9,935 </text:p>
          </table:table-cell>
          <table:table-cell table:style-name="ce95" table:formula="of:=[.G30]/[.F30]" office:value-type="float" office:value="2.67140728914471" calcext:value-type="float">
            <text:p><text:s/>2.67 </text:p>
          </table:table-cell>
          <table:table-cell table:number-columns-repeated="1012"/>
        </table:table-row>
        <table:table-row table:style-name="ro1">
          <table:table-cell table:style-name="ce70" office:value-type="string" calcext:value-type="string">
            <text:p>福 建 省</text:p>
          </table:table-cell>
          <table:table-cell table:style-name="ce17" office:value-type="float" office:value="180.456" calcext:value-type="float">
            <text:p><text:s text:c="3"/>180.4560</text:p>
          </table:table-cell>
          <table:table-cell table:style-name="ce26" office:value-type="float" office:value="10" calcext:value-type="float">
            <text:p><text:s text:c="3"/>10</text:p>
          </table:table-cell>
          <table:table-cell table:style-name="ce26" office:value-type="float" office:value="59" calcext:value-type="float">
            <text:p><text:s text:c="3"/>59</text:p>
          </table:table-cell>
          <table:table-cell table:style-name="ce26" office:value-type="float" office:value="893" calcext:value-type="float">
            <text:p><text:s text:c="3"/>893</text:p>
          </table:table-cell>
          <table:table-cell table:style-name="ce26" office:value-type="float" office:value="32026" calcext:value-type="float">
            <text:p><text:s text:c="3"/>32,026</text:p>
          </table:table-cell>
          <table:table-cell table:style-name="ce26" table:formula="of:=[.H31]+[.I31]" office:value-type="float" office:value="94591" calcext:value-type="float">
            <text:p><text:s text:c="3"/>94,591</text:p>
          </table:table-cell>
          <table:table-cell table:style-name="ce26" office:value-type="float" office:value="50376" calcext:value-type="float">
            <text:p><text:s text:c="3"/>50,376</text:p>
          </table:table-cell>
          <table:table-cell table:style-name="ce26" office:value-type="float" office:value="44215" calcext:value-type="float">
            <text:p><text:s text:c="3"/>44,215</text:p>
          </table:table-cell>
          <table:table-cell table:style-name="ce88" table:formula="of:=[.H31]/[.I31]*100" office:value-type="float" office:value="113.934185231256" calcext:value-type="float">
            <text:p><text:s/>114 </text:p>
          </table:table-cell>
          <table:table-cell table:style-name="ce88" table:formula="of:=[.G31]/[.B31]" office:value-type="float" office:value="524.177638870417" calcext:value-type="float">
            <text:p><text:s/>524 </text:p>
          </table:table-cell>
          <table:table-cell table:style-name="ce95" table:formula="of:=[.G31]/[.F31]" office:value-type="float" office:value="2.95356897520764" calcext:value-type="float">
            <text:p><text:s/>2.95 </text:p>
          </table:table-cell>
          <table:table-cell table:number-columns-repeated="1012"/>
        </table:table-row>
        <table:table-row table:style-name="ro7">
          <table:table-cell table:style-name="ce72" office:value-type="string" calcext:value-type="string">
            <text:p>金門縣</text:p>
          </table:table-cell>
          <table:table-cell table:style-name="ce79" office:value-type="float" office:value="151.656" calcext:value-type="float">
            <text:p><text:s text:c="3"/>151.6560</text:p>
          </table:table-cell>
          <table:table-cell table:style-name="ce29" office:value-type="float" office:value="6" calcext:value-type="float">
            <text:p><text:s text:c="3"/>6</text:p>
          </table:table-cell>
          <table:table-cell table:style-name="ce29" office:value-type="float" office:value="37" calcext:value-type="float">
            <text:p><text:s text:c="3"/>37</text:p>
          </table:table-cell>
          <table:table-cell table:style-name="ce29" office:value-type="float" office:value="756" calcext:value-type="float">
            <text:p><text:s text:c="3"/>756</text:p>
          </table:table-cell>
          <table:table-cell table:style-name="ce29" office:value-type="float" office:value="30028" calcext:value-type="float">
            <text:p><text:s text:c="3"/>30,028</text:p>
          </table:table-cell>
          <table:table-cell table:style-name="ce29" table:formula="of:=[.H32]+[.I32]" office:value-type="float" office:value="84841" calcext:value-type="float">
            <text:p><text:s text:c="3"/>84,841</text:p>
          </table:table-cell>
          <table:table-cell table:style-name="ce29" office:value-type="float" office:value="44732" calcext:value-type="float">
            <text:p><text:s text:c="3"/>44,732</text:p>
          </table:table-cell>
          <table:table-cell table:style-name="ce29" office:value-type="float" office:value="40109" calcext:value-type="float">
            <text:p><text:s text:c="3"/>40,109</text:p>
          </table:table-cell>
          <table:table-cell table:style-name="ce89" table:formula="of:=[.H32]/[.I32]*100" office:value-type="float" office:value="111.526091400932" calcext:value-type="float">
            <text:p><text:s/>112 </text:p>
          </table:table-cell>
          <table:table-cell table:style-name="ce89" table:formula="of:=[.G32]/[.B32]" office:value-type="float" office:value="559.430553357599" calcext:value-type="float">
            <text:p><text:s/>559 </text:p>
          </table:table-cell>
          <table:table-cell table:style-name="ce96" table:formula="of:=[.G32]/[.F32]" office:value-type="float" office:value="2.82539629678966" calcext:value-type="float">
            <text:p><text:s/>2.83 </text:p>
          </table:table-cell>
          <table:table-cell table:number-columns-repeated="1012"/>
        </table:table-row>
        <table:table-row table:style-name="ro7">
          <table:table-cell table:style-name="ce72" office:value-type="string" calcext:value-type="string">
            <text:p>連江縣</text:p>
          </table:table-cell>
          <table:table-cell table:style-name="ce79" office:value-type="float" office:value="28.8" calcext:value-type="float">
            <text:p><text:s text:c="3"/>28.8000</text:p>
          </table:table-cell>
          <table:table-cell table:style-name="ce29" office:value-type="float" office:value="4" calcext:value-type="float">
            <text:p><text:s text:c="3"/>4</text:p>
          </table:table-cell>
          <table:table-cell table:style-name="ce29" office:value-type="float" office:value="22" calcext:value-type="float">
            <text:p><text:s text:c="3"/>22</text:p>
          </table:table-cell>
          <table:table-cell table:style-name="ce29" office:value-type="float" office:value="137" calcext:value-type="float">
            <text:p><text:s text:c="3"/>137</text:p>
          </table:table-cell>
          <table:table-cell table:style-name="ce29" office:value-type="float" office:value="1998" calcext:value-type="float">
            <text:p><text:s text:c="3"/>1,998</text:p>
          </table:table-cell>
          <table:table-cell table:style-name="ce29" table:formula="of:=[.H33]+[.I33]" office:value-type="float" office:value="9750" calcext:value-type="float">
            <text:p><text:s text:c="3"/>9,750</text:p>
          </table:table-cell>
          <table:table-cell table:style-name="ce29" office:value-type="float" office:value="5644" calcext:value-type="float">
            <text:p><text:s text:c="3"/>5,644</text:p>
          </table:table-cell>
          <table:table-cell table:style-name="ce29" office:value-type="float" office:value="4106" calcext:value-type="float">
            <text:p><text:s text:c="3"/>4,106</text:p>
          </table:table-cell>
          <table:table-cell table:style-name="ce90" table:formula="of:=[.H33]/[.I33]*100" office:value-type="float" office:value="137.457379444715" calcext:value-type="float">
            <text:p><text:s/>137 </text:p>
          </table:table-cell>
          <table:table-cell table:style-name="ce89" table:formula="of:=[.G33]/[.B33]" office:value-type="float" office:value="338.541666666667" calcext:value-type="float">
            <text:p><text:s/>339 </text:p>
          </table:table-cell>
          <table:table-cell table:style-name="ce96" table:formula="of:=[.G33]/[.F33]" office:value-type="float" office:value="4.87987987987988" calcext:value-type="float">
            <text:p><text:s/>4.88 </text:p>
          </table:table-cell>
          <table:table-cell table:number-columns-repeated="1012"/>
        </table:table-row>
        <table:table-row table:style-name="ro7">
          <table:table-cell table:style-name="ce73" office:value-type="string" calcext:value-type="string">
            <text:p>東沙群島</text:p>
          </table:table-cell>
          <table:table-cell table:style-name="ce80" office:value-type="float" office:value="2.38" calcext:value-type="float">
            <text:p><text:s text:c="3"/>2.3800</text:p>
          </table:table-cell>
          <table:table-cell table:style-name="ce82" office:value-type="float" office:value="0" calcext:value-type="float">
            <text:p>— </text:p>
          </table:table-cell>
          <table:table-cell table:number-columns-repeated="8" table:style-name="ce83" office:value-type="float" office:value="0" calcext:value-type="float">
            <text:p>— </text:p>
          </table:table-cell>
          <table:table-cell table:style-name="ce97" office:value-type="float" office:value="0" calcext:value-type="float">
            <text:p>— </text:p>
          </table:table-cell>
          <table:table-cell table:number-columns-repeated="1012"/>
        </table:table-row>
        <table:table-row table:style-name="ro13">
          <table:table-cell table:style-name="ce73" office:value-type="string" calcext:value-type="string">
            <text:p>南沙群島</text:p>
          </table:table-cell>
          <table:table-cell table:style-name="ce80" office:value-type="float" office:value="0.4896" calcext:value-type="float">
            <text:p><text:s text:c="3"/>0.4896</text:p>
          </table:table-cell>
          <table:table-cell table:number-columns-repeated="9" table:style-name="ce83" office:value-type="float" office:value="0" calcext:value-type="float">
            <text:p>— </text:p>
          </table:table-cell>
          <table:table-cell table:style-name="ce97" office:value-type="float" office:value="0" calcext:value-type="float">
            <text:p>— </text:p>
          </table:table-cell>
          <table:table-cell table:number-columns-repeated="1012"/>
        </table:table-row>
        <table:table-row table:style-name="ro14">
          <table:table-cell table:style-name="ce74"/>
          <table:table-cell table:style-name="ce81"/>
          <table:table-cell table:style-name="ce84" table:number-columns-repeated="7"/>
          <table:table-cell table:style-name="ce91" table:number-columns-repeated="2"/>
          <table:table-cell table:style-name="ce98"/>
          <table:table-cell table:style-name="ce99" table:number-columns-repeated="244"/>
          <table:table-cell table:style-name="ce101" table:number-columns-repeated="768"/>
        </table:table-row>
        <table:table-row table:style-name="ro13">
          <table:table-cell table:style-name="ce75" office:value-type="string" calcext:value-type="string">
            <text:p>說明：<text:span text:style-name="T7">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3"/>
          <table:table-cell table:style-name="ce31" table:number-columns-repeated="6"/>
          <table:table-cell/>
          <table:table-cell table:style-name="ce92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8</text:span><text:span text:style-name="T10">年</text:span><text:span text:style-name="T9">3</text:span><text:span text:style-name="T10">月</text:span><text:span text:style-name="T9">6</text:span><text:span text:style-name="T10">日修正</text:span></text:p>
          </table:table-cell>
          <table:covered-table-cell table:number-columns-repeated="2" table:style-name="ce55"/>
          <table:table-cell table:style-name="ce100"/>
          <table:table-cell table:style-name="ce99" table:number-columns-repeated="1011"/>
        </table:table-row>
        <table:table-row table:style-name="ro10">
          <table:table-cell table:style-name="ce75" office:value-type="string" calcext:value-type="string">
            <text:p>　 　  原金門縣烏坵鄉面積，因重測由<text:span text:style-name="T1">2.6平方公里修正為1.2平方公里。</text:span></text:p>
          </table:table-cell>
          <table:table-cell table:number-columns-repeated="1023"/>
        </table:table-row>
        <table:table-row table:style-name="ro10" table:number-rows-repeated="28">
          <table:table-cell table:number-columns-repeated="1024"/>
        </table:table-row>
        <table:table-row table:style-name="ro10">
          <table:table-cell table:number-columns-repeated="7"/>
          <table:table-cell table:style-name="ce86"/>
          <table:table-cell table:number-columns-repeated="1016"/>
        </table:table-row>
        <table:table-row table:style-name="ro10" table:number-rows-repeated="104850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2-06T13:27:43</meta:creation-date>
    <dc:creator>user</dc:creator>
    <dc:date>2009-03-06T10:51:41</dc:date>
    <meta:document-statistic meta:table-count="2" meta:cell-count="729" meta:object-count="0"/>
    <meta:generator>LibreOffice/5.0.5.2$Windows_x86 LibreOffice_project/55b006a02d247b5f7215fc6ea0fde844b30035b3</meta:generator>
  </office:meta>
</office:document-meta>
</file>